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453in"/>
    </style:style>
    <style:style style:name="co2" style:family="table-column">
      <style:table-column-properties fo:break-before="auto" style:column-width="0.6055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616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1.1008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2516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1327in"/>
    </style:style>
    <style:style style:name="co12" style:family="table-column">
      <style:table-column-properties fo:break-before="auto" style:column-width="1.1972in"/>
    </style:style>
    <style:style style:name="co13" style:family="table-column">
      <style:table-column-properties fo:break-before="auto" style:column-width="1.2728in"/>
    </style:style>
    <style:style style:name="co14" style:family="table-column">
      <style:table-column-properties fo:break-before="auto" style:column-width="0.939in"/>
    </style:style>
    <style:style style:name="co15" style:family="table-column">
      <style:table-column-properties fo:break-before="auto" style:column-width="1.0252in"/>
    </style:style>
    <style:style style:name="co16" style:family="table-column">
      <style:table-column-properties fo:break-before="auto" style:column-width="0.9819in"/>
    </style:style>
    <style:style style:name="co17" style:family="table-column">
      <style:table-column-properties fo:break-before="auto" style:column-width="1.0146in"/>
    </style:style>
    <style:style style:name="co18" style:family="table-column">
      <style:table-column-properties fo:break-before="auto" style:column-width="0.778in"/>
    </style:style>
    <style:style style:name="co19" style:family="table-column">
      <style:table-column-properties fo:break-before="auto" style:column-width="0.9283in"/>
    </style:style>
    <style:style style:name="co20" style:family="table-column">
      <style:table-column-properties fo:break-before="auto" style:column-width="0.8528in"/>
    </style:style>
    <style:style style:name="co21" style:family="table-column">
      <style:table-column-properties fo:break-before="auto" style:column-width="0.4764in"/>
    </style:style>
    <style:style style:name="co22" style:family="table-column">
      <style:table-column-properties fo:break-before="auto" style:column-width="0.4654in"/>
    </style:style>
    <style:style style:name="co23" style:family="table-column">
      <style:table-column-properties fo:break-before="auto" style:column-width="0.4437in"/>
    </style:style>
    <style:style style:name="co24" style:family="table-column">
      <style:table-column-properties fo:break-before="auto" style:column-width="0.5839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Harvest</text:p>
          </table:table-cell>
          <table:table-cell office:value-type="string">
            <text:p>Litter</text:p>
          </table:table-cell>
          <table:table-cell office:value-type="string">
            <text:p>f2b</text:p>
          </table:table-cell>
          <table:table-cell office:value-type="string">
            <text:p>mesocosm</text:p>
          </table:table-cell>
          <table:table-cell office:value-type="string">
            <text:p>Dothideomycetes</text:p>
          </table:table-cell>
          <table:table-cell office:value-type="string">
            <text:p>Eurotiomycetes</text:p>
          </table:table-cell>
          <table:table-cell office:value-type="string">
            <text:p>Leotiomycetes</text:p>
          </table:table-cell>
          <table:table-cell office:value-type="string">
            <text:p>Saccharomycetes</text:p>
          </table:table-cell>
          <table:table-cell office:value-type="string">
            <text:p>Sordariomycetes</text:p>
          </table:table-cell>
          <table:table-cell office:value-type="string">
            <text:p>Agaricomycetes</text:p>
          </table:table-cell>
          <table:table-cell office:value-type="string">
            <text:p>Tremellomycetes</text:p>
          </table:table-cell>
          <table:table-cell office:value-type="string">
            <text:p>Ustilaginomycetes</text:p>
          </table:table-cell>
          <table:table-cell office:value-type="string">
            <text:p>Thermotogae</text:p>
          </table:table-cell>
          <table:table-cell office:value-type="string">
            <text:p>Proteobacteria</text:p>
          </table:table-cell>
          <table:table-cell office:value-type="string">
            <text:p>Bacteroidetes</text:p>
          </table:table-cell>
          <table:table-cell office:value-type="string">
            <text:p>Actinobacteria</text:p>
          </table:table-cell>
          <table:table-cell office:value-type="string">
            <text:p>Cyanobacteria</text:p>
          </table:table-cell>
          <table:table-cell office:value-type="string">
            <text:p>Firmicutes</text:p>
          </table:table-cell>
          <table:table-cell office:value-type="string">
            <text:p>Fusobacteria</text:p>
          </table:table-cell>
          <table:table-cell office:value-type="string">
            <text:p>Verrucomicrobia</text:p>
          </table:table-cell>
          <table:table-cell office:value-type="string">
            <text:p>Dictyoglomi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Gamma</text:p>
          </table:table-cell>
          <table:table-cell office:value-type="string">
            <text:p>Delta</text:p>
          </table:table-cell>
          <table:table-cell office:value-type="string">
            <text:p>Epsilon</text:p>
          </table:table-cell>
        </table:table-row>
        <table:table-row table:style-name="ro1">
          <table:table-cell office:value-type="string">
            <text:p>E1-A-I-A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office:value-type="float" office:value="58">
            <text:p>58</text:p>
          </table:table-cell>
          <table:table-cell office:value-type="float" office:value="11.52">
            <text:p>11.52</text:p>
          </table:table-cell>
          <table:table-cell office:value-type="float" office:value="17.53">
            <text:p>17.53</text:p>
          </table:table-cell>
          <table:table-cell office:value-type="float" office:value="13.86">
            <text:p>13.86</text:p>
          </table:table-cell>
          <table:table-cell office:value-type="float" office:value="8.98">
            <text:p>8.98</text:p>
          </table:table-cell>
          <table:table-cell office:value-type="float" office:value="46.34">
            <text:p>46.34</text:p>
          </table:table-cell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office:value-type="float" office:value="10.03">
            <text:p>10.03</text:p>
          </table:table-cell>
          <table:table-cell office:value-type="float" office:value="82.78">
            <text:p>82.78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  <table:table-cell table:number-columns-repeated="2" office:value-type="float" office:value="0">
            <text:p>0</text:p>
          </table:table-cell>
          <table:table-cell office:value-type="float" office:value="5.14">
            <text:p>5.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03">
            <text:p>17.03</text:p>
          </table:table-cell>
          <table:table-cell office:value-type="float" office:value="0">
            <text:p>0</text:p>
          </table:table-cell>
          <table:table-cell office:value-type="float" office:value="82.97">
            <text:p>82.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1-A-I-C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table:number-columns-repeated="23"/>
        </table:table-row>
        <table:table-row table:style-name="ro1">
          <table:table-cell office:value-type="string">
            <text:p>E1-A-I-D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table:number-columns-repeated="23"/>
        </table:table-row>
        <table:table-row table:style-name="ro1">
          <table:table-cell office:value-type="string">
            <text:p>E1-A-I-E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table:number-columns-repeated="23"/>
        </table:table-row>
        <table:table-row table:style-name="ro1">
          <table:table-cell office:value-type="string">
            <text:p>E1-A-I-F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table:number-columns-repeated="23"/>
        </table:table-row>
        <table:table-row table:style-name="ro1">
          <table:table-cell office:value-type="string">
            <text:p>E1-A-II-A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office:value-type="float" office:value="64">
            <text:p>64</text:p>
          </table:table-cell>
          <table:table-cell office:value-type="float" office:value="6.25">
            <text:p>6.25</text:p>
          </table:table-cell>
          <table:table-cell office:value-type="float" office:value="36.08">
            <text:p>36.08</text:p>
          </table:table-cell>
          <table:table-cell office:value-type="float" office:value="6.5">
            <text:p>6.5</text:p>
          </table:table-cell>
          <table:table-cell office:value-type="float" office:value="6.98">
            <text:p>6.98</text:p>
          </table:table-cell>
          <table:table-cell office:value-type="float" office:value="43.04">
            <text:p>43.04</text:p>
          </table:table-cell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office:value-type="float" office:value="4.02">
            <text:p>4.02</text:p>
          </table:table-cell>
          <table:table-cell office:value-type="float" office:value="86.87">
            <text:p>86.87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3.82">
            <text:p>3.82</text:p>
          </table:table-cell>
          <table:table-cell office:value-type="float" office:value="2.86">
            <text:p>2.86</text:p>
          </table:table-cell>
          <table:table-cell table:number-columns-repeated="3" office:value-type="float" office:value="0">
            <text:p>0</text:p>
          </table:table-cell>
          <table:table-cell office:value-type="float" office:value="9.58">
            <text:p>9.58</text:p>
          </table:table-cell>
          <table:table-cell office:value-type="float" office:value="8.08">
            <text:p>8.08</text:p>
          </table:table-cell>
          <table:table-cell office:value-type="float" office:value="82.34">
            <text:p>82.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1-A-II-B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table:number-columns-repeated="23"/>
        </table:table-row>
        <table:table-row table:style-name="ro1">
          <table:table-cell office:value-type="string">
            <text:p>E1-A-II-C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table:number-columns-repeated="23"/>
        </table:table-row>
        <table:table-row table:style-name="ro1">
          <table:table-cell office:value-type="string">
            <text:p>E1-A-II-D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table:number-columns-repeated="23"/>
        </table:table-row>
        <table:table-row table:style-name="ro1">
          <table:table-cell office:value-type="string">
            <text:p>E1-A-II-E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table:number-columns-repeated="23"/>
        </table:table-row>
        <table:table-row table:style-name="ro1">
          <table:table-cell office:value-type="string">
            <text:p>E1-A-III-A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office:value-type="float" office:value="70">
            <text:p>70</text:p>
          </table:table-cell>
          <table:table-cell office:value-type="float" office:value="9.96">
            <text:p>9.96</text:p>
          </table:table-cell>
          <table:table-cell office:value-type="float" office:value="33.93">
            <text:p>33.93</text:p>
          </table:table-cell>
          <table:table-cell office:value-type="float" office:value="8.68">
            <text:p>8.68</text:p>
          </table:table-cell>
          <table:table-cell office:value-type="float" office:value="4.59">
            <text:p>4.59</text:p>
          </table:table-cell>
          <table:table-cell office:value-type="float" office:value="39.77">
            <text:p>39.77</text:p>
          </table:table-cell>
          <table:table-cell office:value-type="float" office:value="1.74">
            <text:p>1.74</text:p>
          </table:table-cell>
          <table:table-cell office:value-type="float" office:value="1.32">
            <text:p>1.32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90.87">
            <text:p>90.87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1.3">
            <text:p>1.3</text:p>
          </table:table-cell>
          <table:table-cell table:number-columns-repeated="4" office:value-type="float" office:value="0">
            <text:p>0</text:p>
          </table:table-cell>
          <table:table-cell office:value-type="float" office:value="12.06">
            <text:p>12.06</text:p>
          </table:table-cell>
          <table:table-cell office:value-type="float" office:value="3.83">
            <text:p>3.83</text:p>
          </table:table-cell>
          <table:table-cell office:value-type="float" office:value="80.64">
            <text:p>80.64</text:p>
          </table:table-cell>
          <table:table-cell office:value-type="float" office:value="3.46">
            <text:p>3.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-A-III-B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table:number-columns-repeated="23"/>
        </table:table-row>
        <table:table-row table:style-name="ro1">
          <table:table-cell office:value-type="string">
            <text:p>E1-A-III-C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table:number-columns-repeated="23"/>
        </table:table-row>
        <table:table-row table:style-name="ro1">
          <table:table-cell office:value-type="string">
            <text:p>E1-A-III-D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table:number-columns-repeated="23"/>
        </table:table-row>
        <table:table-row table:style-name="ro1">
          <table:table-cell office:value-type="string">
            <text:p>E1-A-III-E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table:number-columns-repeated="23"/>
        </table:table-row>
        <table:table-row table:style-name="ro1">
          <table:table-cell office:value-type="string">
            <text:p>E1-A-IV-B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office:value-type="float" office:value="77">
            <text:p>77</text:p>
          </table:table-cell>
          <table:table-cell office:value-type="float" office:value="9.47">
            <text:p>9.47</text:p>
          </table:table-cell>
          <table:table-cell office:value-type="float" office:value="21.98">
            <text:p>21.98</text:p>
          </table:table-cell>
          <table:table-cell office:value-type="float" office:value="18.4">
            <text:p>18.4</text:p>
          </table:table-cell>
          <table:table-cell office:value-type="float" office:value="2.3">
            <text:p>2.3</text:p>
          </table:table-cell>
          <table:table-cell office:value-type="float" office:value="37.06">
            <text:p>37.06</text:p>
          </table:table-cell>
          <table:table-cell office:value-type="float" office:value="4.57">
            <text:p>4.57</text:p>
          </table:table-cell>
          <table:table-cell office:value-type="float" office:value="2.78">
            <text:p>2.78</text:p>
          </table:table-cell>
          <table:table-cell office:value-type="float" office:value="1.62">
            <text:p>1.62</text:p>
          </table:table-cell>
          <table:table-cell office:value-type="float" office:value="1.81">
            <text:p>1.81</text:p>
          </table:table-cell>
          <table:table-cell office:value-type="float" office:value="70.44">
            <text:p>70.44</text:p>
          </table:table-cell>
          <table:table-cell office:value-type="float" office:value="7.57">
            <text:p>7.57</text:p>
          </table:table-cell>
          <table:table-cell office:value-type="float" office:value="16.47">
            <text:p>16.47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1.65">
            <text:p>1.65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26.64">
            <text:p>26.64</text:p>
          </table:table-cell>
          <table:table-cell office:value-type="float" office:value="20.08">
            <text:p>20.08</text:p>
          </table:table-cell>
          <table:table-cell office:value-type="float" office:value="50.56">
            <text:p>50.56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-A-IV-C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table:number-columns-repeated="23"/>
        </table:table-row>
        <table:table-row table:style-name="ro1">
          <table:table-cell office:value-type="string">
            <text:p>E1-A-IV-D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table:number-columns-repeated="23"/>
        </table:table-row>
        <table:table-row table:style-name="ro1">
          <table:table-cell office:value-type="string">
            <text:p>E1-A-IV-E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table:number-columns-repeated="23"/>
        </table:table-row>
        <table:table-row table:style-name="ro1">
          <table:table-cell office:value-type="string">
            <text:p>E1-A-IV-F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table:number-columns-repeated="23"/>
        </table:table-row>
        <table:table-row table:style-name="ro1">
          <table:table-cell office:value-type="string">
            <text:p>E1-K-I-A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.07">
            <text:p>10.07</text:p>
          </table:table-cell>
          <table:table-cell office:value-type="float" office:value="23.07">
            <text:p>23.07</text:p>
          </table:table-cell>
          <table:table-cell office:value-type="float" office:value="16.72">
            <text:p>16.72</text:p>
          </table:table-cell>
          <table:table-cell office:value-type="float" office:value="6.18">
            <text:p>6.18</text:p>
          </table:table-cell>
          <table:table-cell office:value-type="float" office:value="43.07">
            <text:p>43.07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68.41">
            <text:p>68.41</text:p>
          </table:table-cell>
          <table:table-cell office:value-type="float" office:value="0">
            <text:p>0</text:p>
          </table:table-cell>
          <table:table-cell office:value-type="float" office:value="7.25">
            <text:p>7.25</text:p>
          </table:table-cell>
          <table:table-cell office:value-type="float" office:value="15.36">
            <text:p>15.36</text:p>
          </table:table-cell>
          <table:table-cell office:value-type="float" office:value="4.31">
            <text:p>4.31</text:p>
          </table:table-cell>
          <table:table-cell office:value-type="float" office:value="0">
            <text:p>0</text:p>
          </table:table-cell>
          <table:table-cell office:value-type="float" office:value="4.68">
            <text:p>4.68</text:p>
          </table:table-cell>
          <table:table-cell office:value-type="float" office:value="0">
            <text:p>0</text:p>
          </table:table-cell>
          <table:table-cell office:value-type="float" office:value="64.22">
            <text:p>64.22</text:p>
          </table:table-cell>
          <table:table-cell office:value-type="float" office:value="0">
            <text:p>0</text:p>
          </table:table-cell>
          <table:table-cell office:value-type="float" office:value="35.78">
            <text:p>35.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1-K-I-B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table:number-columns-repeated="23"/>
        </table:table-row>
        <table:table-row table:style-name="ro1">
          <table:table-cell office:value-type="string">
            <text:p>E1-K-I-C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table:number-columns-repeated="23"/>
        </table:table-row>
        <table:table-row table:style-name="ro1">
          <table:table-cell office:value-type="string">
            <text:p>E1-K-I-D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table:number-columns-repeated="23"/>
        </table:table-row>
        <table:table-row table:style-name="ro1">
          <table:table-cell office:value-type="string">
            <text:p>E1-K-I-E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table:number-columns-repeated="23"/>
        </table:table-row>
        <table:table-row table:style-name="ro1">
          <table:table-cell office:value-type="string">
            <text:p>E1-K-II-A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9.48">
            <text:p>9.48</text:p>
          </table:table-cell>
          <table:table-cell office:value-type="float" office:value="35.22">
            <text:p>35.22</text:p>
          </table:table-cell>
          <table:table-cell office:value-type="float" office:value="5.3">
            <text:p>5.3</text:p>
          </table:table-cell>
          <table:table-cell office:value-type="float" office:value="3.07">
            <text:p>3.07</text:p>
          </table:table-cell>
          <table:table-cell office:value-type="float" office:value="44.66">
            <text:p>44.66</text:p>
          </table:table-cell>
          <table:table-cell office:value-type="float" office:value="1.43">
            <text:p>1.43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7.58">
            <text:p>7.58</text:p>
          </table:table-cell>
          <table:table-cell office:value-type="float" office:value="73.97">
            <text:p>73.97</text:p>
          </table:table-cell>
          <table:table-cell office:value-type="float" office:value="0.88">
            <text:p>0.88</text:p>
          </table:table-cell>
          <table:table-cell office:value-type="float" office:value="7.01">
            <text:p>7.01</text:p>
          </table:table-cell>
          <table:table-cell office:value-type="float" office:value="9.59">
            <text:p>9.5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">
            <text:p>0</text:p>
          </table:table-cell>
          <table:table-cell office:value-type="float" office:value="18.75">
            <text:p>18.75</text:p>
          </table:table-cell>
          <table:table-cell office:value-type="float" office:value="10.98">
            <text:p>10.98</text:p>
          </table:table-cell>
          <table:table-cell office:value-type="float" office:value="70.27">
            <text:p>70.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1-K-II-B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table:number-columns-repeated="23"/>
        </table:table-row>
        <table:table-row table:style-name="ro1">
          <table:table-cell office:value-type="string">
            <text:p>E1-K-II-C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table:number-columns-repeated="23"/>
        </table:table-row>
        <table:table-row table:style-name="ro1">
          <table:table-cell office:value-type="string">
            <text:p>E1-K-II-D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table:number-columns-repeated="23"/>
        </table:table-row>
        <table:table-row table:style-name="ro1">
          <table:table-cell office:value-type="string">
            <text:p>E1-K-II-E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table:number-columns-repeated="23"/>
        </table:table-row>
        <table:table-row table:style-name="ro1">
          <table:table-cell office:value-type="string">
            <text:p>E1-K-III-A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office:value-type="float" office:value="13">
            <text:p>13</text:p>
          </table:table-cell>
          <table:table-cell office:value-type="float" office:value="10.15">
            <text:p>10.15</text:p>
          </table:table-cell>
          <table:table-cell office:value-type="float" office:value="34.67">
            <text:p>34.67</text:p>
          </table:table-cell>
          <table:table-cell office:value-type="float" office:value="10.94">
            <text:p>10.94</text:p>
          </table:table-cell>
          <table:table-cell office:value-type="float" office:value="2.62">
            <text:p>2.62</text:p>
          </table:table-cell>
          <table:table-cell office:value-type="float" office:value="40.14">
            <text:p>40.14</text:p>
          </table:table-cell>
          <table:table-cell office:value-type="float" office:value="0.56">
            <text:p>0.56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89.93">
            <text:p>89.93</text:p>
          </table:table-cell>
          <table:table-cell office:value-type="float" office:value="1.25">
            <text:p>1.25</text:p>
          </table:table-cell>
          <table:table-cell office:value-type="float" office:value="7.53">
            <text:p>7.53</text:p>
          </table:table-cell>
          <table:table-cell table:number-columns-repeated="5" office:value-type="float" office:value="0">
            <text:p>0</text:p>
          </table:table-cell>
          <table:table-cell office:value-type="float" office:value="16.03">
            <text:p>16.03</text:p>
          </table:table-cell>
          <table:table-cell office:value-type="float" office:value="7.77">
            <text:p>7.77</text:p>
          </table:table-cell>
          <table:table-cell office:value-type="float" office:value="73.73">
            <text:p>73.73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-K-III-B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table:number-columns-repeated="23"/>
        </table:table-row>
        <table:table-row table:style-name="ro1">
          <table:table-cell office:value-type="string">
            <text:p>E1-K-III-C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table:number-columns-repeated="23"/>
        </table:table-row>
        <table:table-row table:style-name="ro1">
          <table:table-cell office:value-type="string">
            <text:p>E1-K-III-D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table:number-columns-repeated="23"/>
        </table:table-row>
        <table:table-row table:style-name="ro1">
          <table:table-cell office:value-type="string">
            <text:p>E1-K-III-E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table:number-columns-repeated="23"/>
        </table:table-row>
        <table:table-row table:style-name="ro1">
          <table:table-cell office:value-type="string">
            <text:p>E1-K-IV-B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office:value-type="float" office:value="49">
            <text:p>49</text:p>
          </table:table-cell>
          <table:table-cell office:value-type="float" office:value="13.38">
            <text:p>13.38</text:p>
          </table:table-cell>
          <table:table-cell office:value-type="float" office:value="23.96">
            <text:p>23.96</text:p>
          </table:table-cell>
          <table:table-cell office:value-type="float" office:value="21.86">
            <text:p>21.86</text:p>
          </table:table-cell>
          <table:table-cell office:value-type="float" office:value="1.36">
            <text:p>1.36</text:p>
          </table:table-cell>
          <table:table-cell office:value-type="float" office:value="35.8">
            <text:p>35.8</text:p>
          </table:table-cell>
          <table:table-cell office:value-type="float" office:value="0.71">
            <text:p>0.71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  <table:table-cell office:value-type="float" office:value="69.85">
            <text:p>69.85</text:p>
          </table:table-cell>
          <table:table-cell office:value-type="float" office:value="1.39">
            <text:p>1.39</text:p>
          </table:table-cell>
          <table:table-cell office:value-type="float" office:value="22.8">
            <text:p>22.8</text:p>
          </table:table-cell>
          <table:table-cell office:value-type="float" office:value="2.05">
            <text:p>2.05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  <table:table-cell office:value-type="float" office:value="44.89">
            <text:p>44.89</text:p>
          </table:table-cell>
          <table:table-cell office:value-type="float" office:value="21.49">
            <text:p>21.49</text:p>
          </table:table-cell>
          <table:table-cell office:value-type="float" office:value="29.91">
            <text:p>29.91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-K-IV-C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table:number-columns-repeated="23"/>
        </table:table-row>
        <table:table-row table:style-name="ro1">
          <table:table-cell office:value-type="string">
            <text:p>E1-K-IV-D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table:number-columns-repeated="23"/>
        </table:table-row>
        <table:table-row table:style-name="ro1">
          <table:table-cell office:value-type="string">
            <text:p>E1-K-IV-E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table:number-columns-repeated="23"/>
        </table:table-row>
        <table:table-row table:style-name="ro1">
          <table:table-cell office:value-type="string">
            <text:p>E1-K-IV-F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table:number-columns-repeated="23"/>
        </table:table-row>
        <table:table-row table:style-name="ro1">
          <table:table-cell office:value-type="string">
            <text:p>E1-O-I-A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office:value-type="float" office:value="86">
            <text:p>86</text:p>
          </table:table-cell>
          <table:table-cell office:value-type="float" office:value="11.6">
            <text:p>11.6</text:p>
          </table:table-cell>
          <table:table-cell office:value-type="float" office:value="23.53">
            <text:p>23.53</text:p>
          </table:table-cell>
          <table:table-cell office:value-type="float" office:value="11.29">
            <text:p>11.29</text:p>
          </table:table-cell>
          <table:table-cell office:value-type="float" office:value="4.06">
            <text:p>4.06</text:p>
          </table:table-cell>
          <table:table-cell office:value-type="float" office:value="45.73">
            <text:p>45.73</text:p>
          </table:table-cell>
          <table:table-cell office:value-type="float" office:value="2.01">
            <text:p>2.01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5.59">
            <text:p>5.59</text:p>
          </table:table-cell>
          <table:table-cell office:value-type="float" office:value="73.4">
            <text:p>73.4</text:p>
          </table:table-cell>
          <table:table-cell office:value-type="float" office:value="0">
            <text:p>0</text:p>
          </table:table-cell>
          <table:table-cell office:value-type="float" office:value="18.09">
            <text:p>18.09</text:p>
          </table:table-cell>
          <table:table-cell office:value-type="float" office:value="1.4">
            <text:p>1.4</text:p>
          </table:table-cell>
          <table:table-cell table:number-columns-repeated="3"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35.55">
            <text:p>35.55</text:p>
          </table:table-cell>
          <table:table-cell office:value-type="float" office:value="17.31">
            <text:p>17.31</text:p>
          </table:table-cell>
          <table:table-cell office:value-type="float" office:value="47.14">
            <text:p>47.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1-O-I-B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table:number-columns-repeated="23"/>
        </table:table-row>
        <table:table-row table:style-name="ro1">
          <table:table-cell office:value-type="string">
            <text:p>E1-O-I-C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table:number-columns-repeated="23"/>
        </table:table-row>
        <table:table-row table:style-name="ro1">
          <table:table-cell office:value-type="string">
            <text:p>E1-O-I-D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table:number-columns-repeated="23"/>
        </table:table-row>
        <table:table-row table:style-name="ro1">
          <table:table-cell office:value-type="string">
            <text:p>E1-O-I-E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table:number-columns-repeated="23"/>
        </table:table-row>
        <table:table-row table:style-name="ro1">
          <table:table-cell office:value-type="string">
            <text:p>E1-O-II-A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office:value-type="float" office:value="92">
            <text:p>92</text:p>
          </table:table-cell>
          <table:table-cell office:value-type="float" office:value="14.34">
            <text:p>14.34</text:p>
          </table:table-cell>
          <table:table-cell office:value-type="float" office:value="28.15">
            <text:p>28.15</text:p>
          </table:table-cell>
          <table:table-cell office:value-type="float" office:value="5.55">
            <text:p>5.55</text:p>
          </table:table-cell>
          <table:table-cell office:value-type="float" office:value="4.21">
            <text:p>4.21</text:p>
          </table:table-cell>
          <table:table-cell office:value-type="float" office:value="44.36">
            <text:p>44.36</text:p>
          </table:table-cell>
          <table:table-cell office:value-type="float" office:value="2.47">
            <text:p>2.47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office:value-type="float" office:value="5.98">
            <text:p>5.98</text:p>
          </table:table-cell>
          <table:table-cell office:value-type="float" office:value="67.25">
            <text:p>67.25</text:p>
          </table:table-cell>
          <table:table-cell table:number-columns-repeated="2" office:value-type="float" office:value="0">
            <text:p>0</text:p>
          </table:table-cell>
          <table:table-cell office:value-type="float" office:value="22.68">
            <text:p>22.68</text:p>
          </table:table-cell>
          <table:table-cell office:value-type="float" office:value="4.09">
            <text:p>4.09</text:p>
          </table:table-cell>
          <table:table-cell table:number-columns-repeated="3" office:value-type="float" office:value="0">
            <text:p>0</text:p>
          </table:table-cell>
          <table:table-cell office:value-type="float" office:value="13.5">
            <text:p>13.5</text:p>
          </table:table-cell>
          <table:table-cell office:value-type="float" office:value="3.52">
            <text:p>3.52</text:p>
          </table:table-cell>
          <table:table-cell office:value-type="float" office:value="79.81">
            <text:p>79.81</text:p>
          </table:table-cell>
          <table:table-cell office:value-type="float" office:value="3.18">
            <text:p>3.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-O-II-B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table:number-columns-repeated="23"/>
        </table:table-row>
        <table:table-row table:style-name="ro1">
          <table:table-cell office:value-type="string">
            <text:p>E1-O-II-C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table:number-columns-repeated="23"/>
        </table:table-row>
        <table:table-row table:style-name="ro1">
          <table:table-cell office:value-type="string">
            <text:p>E1-O-II-D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table:number-columns-repeated="23"/>
        </table:table-row>
        <table:table-row table:style-name="ro1">
          <table:table-cell office:value-type="string">
            <text:p>E1-O-II-E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table:number-columns-repeated="23"/>
        </table:table-row>
        <table:table-row table:style-name="ro1">
          <table:table-cell office:value-type="string">
            <text:p>E1-O-III-A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office:value-type="float" office:value="98">
            <text:p>98</text:p>
          </table:table-cell>
          <table:table-cell office:value-type="float" office:value="7.44">
            <text:p>7.44</text:p>
          </table:table-cell>
          <table:table-cell office:value-type="float" office:value="32.89">
            <text:p>32.89</text:p>
          </table:table-cell>
          <table:table-cell office:value-type="float" office:value="7.26">
            <text:p>7.26</text:p>
          </table:table-cell>
          <table:table-cell office:value-type="float" office:value="3.36">
            <text:p>3.36</text:p>
          </table:table-cell>
          <table:table-cell office:value-type="float" office:value="46.74">
            <text:p>46.74</text:p>
          </table:table-cell>
          <table:table-cell table:number-columns-repeated="3" office:value-type="float" office:value="0">
            <text:p>0</text:p>
          </table:table-cell>
          <table:table-cell office:value-type="float" office:value="1.63">
            <text:p>1.63</text:p>
          </table:table-cell>
          <table:table-cell office:value-type="float" office:value="83.26">
            <text:p>83.26</text:p>
          </table:table-cell>
          <table:table-cell office:value-type="float" office:value="2.05">
            <text:p>2.05</text:p>
          </table:table-cell>
          <table:table-cell office:value-type="float" office:value="7.54">
            <text:p>7.54</text:p>
          </table:table-cell>
          <table:table-cell office:value-type="float" office:value="3.56">
            <text:p>3.56</text:p>
          </table:table-cell>
          <table:table-cell table:number-columns-repeated="4" office:value-type="float" office:value="0">
            <text:p>0</text:p>
          </table:table-cell>
          <table:table-cell office:value-type="float" office:value="18.27">
            <text:p>18.27</text:p>
          </table:table-cell>
          <table:table-cell office:value-type="float" office:value="2.97">
            <text:p>2.97</text:p>
          </table:table-cell>
          <table:table-cell office:value-type="float" office:value="65.33">
            <text:p>65.33</text:p>
          </table:table-cell>
          <table:table-cell office:value-type="float" office:value="13.43">
            <text:p>13.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-O-III-B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table:number-columns-repeated="23"/>
        </table:table-row>
        <table:table-row table:style-name="ro1">
          <table:table-cell office:value-type="string">
            <text:p>E1-O-III-C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table:number-columns-repeated="23"/>
        </table:table-row>
        <table:table-row table:style-name="ro1">
          <table:table-cell office:value-type="string">
            <text:p>E1-O-III-D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table:number-columns-repeated="23"/>
        </table:table-row>
        <table:table-row table:style-name="ro1">
          <table:table-cell office:value-type="string">
            <text:p>E1-O-III-E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table:number-columns-repeated="23"/>
        </table:table-row>
        <table:table-row table:style-name="ro1">
          <table:table-cell office:value-type="string">
            <text:p>E1-O-IV-B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office:value-type="float" office:value="134">
            <text:p>134</text:p>
          </table:table-cell>
          <table:table-cell office:value-type="float" office:value="9.53">
            <text:p>9.53</text:p>
          </table:table-cell>
          <table:table-cell office:value-type="float" office:value="25.99">
            <text:p>25.99</text:p>
          </table:table-cell>
          <table:table-cell office:value-type="float" office:value="16.49">
            <text:p>16.49</text:p>
          </table:table-cell>
          <table:table-cell office:value-type="float" office:value="1.48">
            <text:p>1.48</text:p>
          </table:table-cell>
          <table:table-cell office:value-type="float" office:value="43.74">
            <text:p>43.74</text:p>
          </table:table-cell>
          <table:table-cell office:value-type="float" office:value="1.26">
            <text:p>1.26</text:p>
          </table:table-cell>
          <table:table-cell office:value-type="float" office:value="1.14">
            <text:p>1.14</text:p>
          </table:table-cell>
          <table:table-cell office:value-type="float" office:value="0.38">
            <text:p>0.38</text:p>
          </table:table-cell>
          <table:table-cell office:value-type="float" office:value="1.59">
            <text:p>1.59</text:p>
          </table:table-cell>
          <table:table-cell office:value-type="float" office:value="52.3">
            <text:p>52.3</text:p>
          </table:table-cell>
          <table:table-cell office:value-type="float" office:value="3.57">
            <text:p>3.57</text:p>
          </table:table-cell>
          <table:table-cell office:value-type="float" office:value="36.44">
            <text:p>36.44</text:p>
          </table:table-cell>
          <table:table-cell office:value-type="float" office:value="1.73">
            <text:p>1.73</text:p>
          </table:table-cell>
          <table:table-cell office:value-type="float" office:value="3.28">
            <text:p>3.28</text:p>
          </table:table-cell>
          <table:table-cell office:value-type="float" office:value="0.57">
            <text:p>0.57</text:p>
          </table:table-cell>
          <table:table-cell table:number-columns-repeated="2" office:value-type="float" office:value="0">
            <text:p>0</text:p>
          </table:table-cell>
          <table:table-cell office:value-type="float" office:value="48.85">
            <text:p>48.85</text:p>
          </table:table-cell>
          <table:table-cell office:value-type="float" office:value="24.28">
            <text:p>24.28</text:p>
          </table:table-cell>
          <table:table-cell office:value-type="float" office:value="23.15">
            <text:p>23.15</text:p>
          </table:table-cell>
          <table:table-cell office:value-type="float" office:value="3.72">
            <text:p>3.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-O-IV-C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table:number-columns-repeated="23"/>
        </table:table-row>
        <table:table-row table:style-name="ro1">
          <table:table-cell office:value-type="string">
            <text:p>E1-O-IV-D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table:number-columns-repeated="23"/>
        </table:table-row>
        <table:table-row table:style-name="ro1">
          <table:table-cell office:value-type="string">
            <text:p>E1-O-IV-E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table:number-columns-repeated="23"/>
        </table:table-row>
        <table:table-row table:style-name="ro1">
          <table:table-cell office:value-type="string">
            <text:p>E1-O-IV-F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table:number-columns-repeated="23"/>
        </table:table-row>
        <table:table-row table:style-name="ro1">
          <table:table-cell office:value-type="string">
            <text:p>E1-S-I-A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table:number-columns-repeated="23"/>
        </table:table-row>
        <table:table-row table:style-name="ro1">
          <table:table-cell office:value-type="string">
            <text:p>E1-S-I-B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office:value-type="float" office:value="144">
            <text:p>144</text:p>
          </table:table-cell>
          <table:table-cell office:value-type="float" office:value="13.4">
            <text:p>13.4</text:p>
          </table:table-cell>
          <table:table-cell office:value-type="float" office:value="21.63">
            <text:p>21.63</text:p>
          </table:table-cell>
          <table:table-cell office:value-type="float" office:value="4.94">
            <text:p>4.94</text:p>
          </table:table-cell>
          <table:table-cell office:value-type="float" office:value="2.39">
            <text:p>2.39</text:p>
          </table:table-cell>
          <table:table-cell office:value-type="float" office:value="54.93">
            <text:p>54.93</text:p>
          </table:table-cell>
          <table:table-cell office:value-type="float" office:value="1.19">
            <text:p>1.19</text:p>
          </table:table-cell>
          <table:table-cell office:value-type="float" office:value="0.42">
            <text:p>0.42</text:p>
          </table:table-cell>
          <table:table-cell office:value-type="float" office:value="1.1">
            <text:p>1.1</text:p>
          </table:table-cell>
          <table:table-cell office:value-type="float" office:value="4.72">
            <text:p>4.72</text:p>
          </table:table-cell>
          <table:table-cell office:value-type="float" office:value="73.33">
            <text:p>73.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93">
            <text:p>17.93</text:p>
          </table:table-cell>
          <table:table-cell office:value-type="float" office:value="4.02">
            <text:p>4.02</text:p>
          </table:table-cell>
          <table:table-cell table:number-columns-repeated="3" office:value-type="float" office:value="0">
            <text:p>0</text:p>
          </table:table-cell>
          <table:table-cell office:value-type="float" office:value="10.79">
            <text:p>10.79</text:p>
          </table:table-cell>
          <table:table-cell office:value-type="float" office:value="24.41">
            <text:p>24.41</text:p>
          </table:table-cell>
          <table:table-cell office:value-type="float" office:value="42.26">
            <text:p>42.26</text:p>
          </table:table-cell>
          <table:table-cell office:value-type="float" office:value="22.54">
            <text:p>22.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-S-I-C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table:number-columns-repeated="23"/>
        </table:table-row>
        <table:table-row table:style-name="ro1">
          <table:table-cell office:value-type="string">
            <text:p>E1-S-I-D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table:number-columns-repeated="23"/>
        </table:table-row>
        <table:table-row table:style-name="ro1">
          <table:table-cell office:value-type="string">
            <text:p>E1-S-I-E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table:number-columns-repeated="23"/>
        </table:table-row>
        <table:table-row table:style-name="ro1">
          <table:table-cell office:value-type="string">
            <text:p>E1-S-II-A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office:value-type="float" office:value="148">
            <text:p>148</text:p>
          </table:table-cell>
          <table:table-cell office:value-type="float" office:value="13.54">
            <text:p>13.54</text:p>
          </table:table-cell>
          <table:table-cell office:value-type="float" office:value="34.75">
            <text:p>34.75</text:p>
          </table:table-cell>
          <table:table-cell office:value-type="float" office:value="6.72">
            <text:p>6.72</text:p>
          </table:table-cell>
          <table:table-cell office:value-type="float" office:value="3.39">
            <text:p>3.39</text:p>
          </table:table-cell>
          <table:table-cell office:value-type="float" office:value="39.65">
            <text:p>39.65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  <table:table-cell office:value-type="float" office:value="0.32">
            <text:p>0.32</text:p>
          </table:table-cell>
          <table:table-cell office:value-type="float" office:value="5.43">
            <text:p>5.43</text:p>
          </table:table-cell>
          <table:table-cell office:value-type="float" office:value="86.55">
            <text:p>86.55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  <table:table-cell table:number-columns-repeated="3" office:value-type="float" office:value="0">
            <text:p>0</text:p>
          </table:table-cell>
          <table:table-cell office:value-type="float" office:value="6.12">
            <text:p>6.12</text:p>
          </table:table-cell>
          <table:table-cell office:value-type="float" office:value="22.05">
            <text:p>22.05</text:p>
          </table:table-cell>
          <table:table-cell office:value-type="float" office:value="71.83">
            <text:p>71.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1-S-II-B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table:number-columns-repeated="23"/>
        </table:table-row>
        <table:table-row table:style-name="ro1">
          <table:table-cell office:value-type="string">
            <text:p>E1-S-II-C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table:number-columns-repeated="23"/>
        </table:table-row>
        <table:table-row table:style-name="ro1">
          <table:table-cell office:value-type="string">
            <text:p>E1-S-II-D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table:number-columns-repeated="23"/>
        </table:table-row>
        <table:table-row table:style-name="ro1">
          <table:table-cell office:value-type="string">
            <text:p>E1-S-II-E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table:number-columns-repeated="23"/>
        </table:table-row>
        <table:table-row table:style-name="ro1">
          <table:table-cell office:value-type="string">
            <text:p>E1-S-III-A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office:value-type="float" office:value="154">
            <text:p>154</text:p>
          </table:table-cell>
          <table:table-cell office:value-type="float" office:value="11.57">
            <text:p>11.57</text:p>
          </table:table-cell>
          <table:table-cell office:value-type="float" office:value="43.36">
            <text:p>43.36</text:p>
          </table:table-cell>
          <table:table-cell office:value-type="float" office:value="4.12">
            <text:p>4.12</text:p>
          </table:table-cell>
          <table:table-cell office:value-type="float" office:value="1.08">
            <text:p>1.08</text:p>
          </table:table-cell>
          <table:table-cell office:value-type="float" office:value="37.73">
            <text:p>37.73</text:p>
          </table:table-cell>
          <table:table-cell office:value-type="float" office:value="0.42">
            <text:p>0.42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  <table:table-cell office:value-type="float" office:value="91.99">
            <text:p>91.99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3.07">
            <text:p>3.07</text:p>
          </table:table-cell>
          <table:table-cell table:number-columns-repeated="3"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float" office:value="16.35">
            <text:p>16.35</text:p>
          </table:table-cell>
          <table:table-cell office:value-type="float" office:value="65.26">
            <text:p>65.26</text:p>
          </table:table-cell>
          <table:table-cell office:value-type="float" office:value="0">
            <text:p>0</text:p>
          </table:table-cell>
          <table:table-cell office:value-type="float" office:value="5.18">
            <text:p>5.18</text:p>
          </table:table-cell>
        </table:table-row>
        <table:table-row table:style-name="ro1">
          <table:table-cell office:value-type="string">
            <text:p>E1-S-III-B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table:number-columns-repeated="23"/>
        </table:table-row>
        <table:table-row table:style-name="ro1">
          <table:table-cell office:value-type="string">
            <text:p>E1-S-III-C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table:number-columns-repeated="23"/>
        </table:table-row>
        <table:table-row table:style-name="ro1">
          <table:table-cell office:value-type="string">
            <text:p>E1-S-III-D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table:number-columns-repeated="23"/>
        </table:table-row>
        <table:table-row table:style-name="ro1">
          <table:table-cell office:value-type="string">
            <text:p>E1-S-III-E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table:number-columns-repeated="23"/>
        </table:table-row>
        <table:table-row table:style-name="ro1">
          <table:table-cell office:value-type="string">
            <text:p>E1-S-IV-B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office:value-type="float" office:value="191">
            <text:p>191</text:p>
          </table:table-cell>
          <table:table-cell office:value-type="float" office:value="17.77">
            <text:p>17.77</text:p>
          </table:table-cell>
          <table:table-cell office:value-type="float" office:value="26.37">
            <text:p>26.37</text:p>
          </table:table-cell>
          <table:table-cell office:value-type="float" office:value="20.58">
            <text:p>20.58</text:p>
          </table:table-cell>
          <table:table-cell office:value-type="float" office:value="0.8">
            <text:p>0.8</text:p>
          </table:table-cell>
          <table:table-cell office:value-type="float" office:value="30.41">
            <text:p>30.41</text:p>
          </table:table-cell>
          <table:table-cell office:value-type="float" office:value="1.13">
            <text:p>1.13</text:p>
          </table:table-cell>
          <table:table-cell office:value-type="float" office:value="2.73">
            <text:p>2.73</text:p>
          </table:table-cell>
          <table:table-cell table:number-columns-repeated="2" office:value-type="float" office:value="0">
            <text:p>0</text:p>
          </table:table-cell>
          <table:table-cell office:value-type="float" office:value="73.57">
            <text:p>73.57</text:p>
          </table:table-cell>
          <table:table-cell office:value-type="float" office:value="14.63">
            <text:p>14.63</text:p>
          </table:table-cell>
          <table:table-cell office:value-type="float" office:value="10.26">
            <text:p>10.26</text:p>
          </table:table-cell>
          <table:table-cell office:value-type="float" office:value="1.53">
            <text:p>1.53</text:p>
          </table:table-cell>
          <table:table-cell table:number-columns-repeated="4" office:value-type="float" office:value="0">
            <text:p>0</text:p>
          </table:table-cell>
          <table:table-cell office:value-type="float" office:value="39.42">
            <text:p>39.42</text:p>
          </table:table-cell>
          <table:table-cell office:value-type="float" office:value="23.3">
            <text:p>23.3</text:p>
          </table:table-cell>
          <table:table-cell office:value-type="float" office:value="29.62">
            <text:p>29.62</text:p>
          </table:table-cell>
          <table:table-cell office:value-type="float" office:value="7.66">
            <text:p>7.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1-S-IV-C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table:number-columns-repeated="23"/>
        </table:table-row>
        <table:table-row table:style-name="ro1">
          <table:table-cell office:value-type="string">
            <text:p>E1-S-IV-D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table:number-columns-repeated="23"/>
        </table:table-row>
        <table:table-row table:style-name="ro1">
          <table:table-cell office:value-type="string">
            <text:p>E1-S-IV-E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table:number-columns-repeated="23"/>
        </table:table-row>
        <table:table-row table:style-name="ro1">
          <table:table-cell office:value-type="string">
            <text:p>E1-S-IV-F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table:number-columns-repeated="23"/>
        </table:table-row>
      </table:table>
      <table:table table:name="Sheet2" table:style-name="ta1">
        <table:table-column table:style-name="co25" table:number-columns-repeated="2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Harvest</text:p>
          </table:table-cell>
          <table:table-cell office:value-type="string">
            <text:p>Litter</text:p>
          </table:table-cell>
          <table:table-cell office:value-type="string">
            <text:p>f2b</text:p>
          </table:table-cell>
          <table:table-cell office:value-type="string">
            <text:p>mesocosm</text:p>
          </table:table-cell>
          <table:table-cell office:value-type="string">
            <text:p>Dothideomycetes</text:p>
          </table:table-cell>
          <table:table-cell office:value-type="string">
            <text:p>Eurotiomycetes</text:p>
          </table:table-cell>
          <table:table-cell office:value-type="string">
            <text:p>Leotiomycetes</text:p>
          </table:table-cell>
          <table:table-cell office:value-type="string">
            <text:p>Saccharomycetes</text:p>
          </table:table-cell>
          <table:table-cell office:value-type="string">
            <text:p>Sordariomycetes</text:p>
          </table:table-cell>
          <table:table-cell office:value-type="string">
            <text:p>Agaricomycetes</text:p>
          </table:table-cell>
          <table:table-cell office:value-type="string">
            <text:p>Tremellomycetes</text:p>
          </table:table-cell>
          <table:table-cell office:value-type="string">
            <text:p>Ustilaginomycetes</text:p>
          </table:table-cell>
          <table:table-cell office:value-type="string">
            <text:p>Thermotogae</text:p>
          </table:table-cell>
          <table:table-cell office:value-type="string">
            <text:p>Bacteroidetes</text:p>
          </table:table-cell>
          <table:table-cell office:value-type="string">
            <text:p>Actinobacteria</text:p>
          </table:table-cell>
          <table:table-cell office:value-type="string">
            <text:p>Cyanobacteria</text:p>
          </table:table-cell>
          <table:table-cell office:value-type="string">
            <text:p>Firmicutes</text:p>
          </table:table-cell>
          <table:table-cell office:value-type="string">
            <text:p>Fusobacteria</text:p>
          </table:table-cell>
          <table:table-cell office:value-type="string">
            <text:p>Verrucomicrobia</text:p>
          </table:table-cell>
          <table:table-cell office:value-type="string">
            <text:p>Dictyoglomi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Gamma</text:p>
          </table:table-cell>
          <table:table-cell office:value-type="string">
            <text:p>Delta</text:p>
          </table:table-cell>
          <table:table-cell office:value-type="string">
            <text:p>Epsilon</text:p>
          </table:table-cell>
        </table:table-row>
        <table:table-row table:style-name="ro1">
          <table:table-cell office:value-type="string">
            <text:p>E1-A-I-A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office:value-type="float" office:value="58">
            <text:p>58</text:p>
          </table:table-cell>
          <table:table-cell table:formula="of:=[.$D2]/([.$D2]+1)*[Sheet1.F2]" office:value-type="float" office:value="9.72">
            <text:p>9.72</text:p>
          </table:table-cell>
          <table:table-cell table:formula="of:=[.$D2]/([.$D2]+1)*[Sheet1.G2]" office:value-type="float" office:value="14.7909375">
            <text:p>14.7909375</text:p>
          </table:table-cell>
          <table:table-cell table:formula="of:=[.$D2]/([.$D2]+1)*[Sheet1.H2]" office:value-type="float" office:value="11.694375">
            <text:p>11.694375</text:p>
          </table:table-cell>
          <table:table-cell table:formula="of:=[.$D2]/([.$D2]+1)*[Sheet1.I2]" office:value-type="float" office:value="7.576875">
            <text:p>7.576875</text:p>
          </table:table-cell>
          <table:table-cell table:formula="of:=[.$D2]/([.$D2]+1)*[Sheet1.J2]" office:value-type="float" office:value="39.099375">
            <text:p>39.099375</text:p>
          </table:table-cell>
          <table:table-cell table:formula="of:=[.$D2]/([.$D2]+1)*[Sheet1.K2]" office:value-type="float" office:value="0.81">
            <text:p>0.81</text:p>
          </table:table-cell>
          <table:table-cell table:formula="of:=[.$D2]/([.$D2]+1)*[Sheet1.L2]" office:value-type="float" office:value="0.6834375">
            <text:p>0.6834375</text:p>
          </table:table-cell>
          <table:table-cell table:formula="of:=[.$D2]/([.$D2]+1)*[Sheet1.M2]" office:value-type="float" office:value="0">
            <text:p>0</text:p>
          </table:table-cell>
          <table:table-cell table:formula="of:=1/([.$D2]+1)*[Sheet1.N2]" office:value-type="float" office:value="1.5671875">
            <text:p>1.5671875</text:p>
          </table:table-cell>
          <table:table-cell table:formula="of:=1/([.$D2]+1)*[Sheet1.P2]" office:value-type="float" office:value="0">
            <text:p>0</text:p>
          </table:table-cell>
          <table:table-cell table:formula="of:=1/([.$D2]+1)*[Sheet1.Q2]" office:value-type="float" office:value="0.3203125">
            <text:p>0.3203125</text:p>
          </table:table-cell>
          <table:table-cell table:formula="of:=1/([.$D2]+1)*[Sheet1.R2]" office:value-type="float" office:value="0">
            <text:p>0</text:p>
          </table:table-cell>
          <table:table-cell table:formula="of:=1/([.$D2]+1)*[Sheet1.S2]" office:value-type="float" office:value="0">
            <text:p>0</text:p>
          </table:table-cell>
          <table:table-cell table:formula="of:=1/([.$D2]+1)*[Sheet1.T2]" office:value-type="float" office:value="0.803125">
            <text:p>0.803125</text:p>
          </table:table-cell>
          <table:table-cell table:formula="of:=1/([.$D2]+1)*[Sheet1.U2]" office:value-type="float" office:value="0">
            <text:p>0</text:p>
          </table:table-cell>
          <table:table-cell table:formula="of:=1/([.$D2]+1)*[Sheet1.V2]" office:value-type="float" office:value="0">
            <text:p>0</text:p>
          </table:table-cell>
          <table:table-cell table:formula="of:=(1/([.$D2]+1))*([Sheet1.W2]/100)*[$Sheet1.$O2]" office:value-type="float" office:value="2.2027240625">
            <text:p>2.2027240625</text:p>
          </table:table-cell>
          <table:table-cell table:formula="of:=(1/([.$D2]+1))*([Sheet1.X2]/100)*[$Sheet1.$O2]" office:value-type="float" office:value="0">
            <text:p>0</text:p>
          </table:table-cell>
          <table:table-cell table:formula="of:=(1/([.$D2]+1))*([Sheet1.Y2]/100)*[$Sheet1.$O2]" office:value-type="float" office:value="10.7316509375">
            <text:p>10.7316509375</text:p>
          </table:table-cell>
          <table:table-cell table:formula="of:=(1/([.$D2]+1))*([Sheet1.Z2]/100)*[$Sheet1.$O2]" office:value-type="float" office:value="0">
            <text:p>0</text:p>
          </table:table-cell>
          <table:table-cell table:formula="of:=(1/([.$D2]+1))*([Sheet1.AA2]/100)*[$Sheet1.$O2]" office:value-type="float" office:value="0">
            <text:p>0</text:p>
          </table:table-cell>
        </table:table-row>
        <table:table-row table:style-name="ro1">
          <table:table-cell office:value-type="string">
            <text:p>E1-A-I-C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table:number-columns-repeated="22"/>
        </table:table-row>
        <table:table-row table:style-name="ro1">
          <table:table-cell office:value-type="string">
            <text:p>E1-A-I-D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table:number-columns-repeated="22"/>
        </table:table-row>
        <table:table-row table:style-name="ro1">
          <table:table-cell office:value-type="string">
            <text:p>E1-A-I-E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table:number-columns-repeated="22"/>
        </table:table-row>
        <table:table-row table:style-name="ro1">
          <table:table-cell office:value-type="string">
            <text:p>E1-A-I-F</text:p>
          </table:table-cell>
          <table:table-cell office:value-type="string">
            <text:p>I</text:p>
          </table:table-cell>
          <table:table-cell office:value-type="string">
            <text:p>AK</text:p>
          </table:table-cell>
          <table:table-cell office:value-type="float" office:value="5.4">
            <text:p>5.4</text:p>
          </table:table-cell>
          <table:table-cell table:number-columns-repeated="22"/>
        </table:table-row>
        <table:table-row table:style-name="ro1">
          <table:table-cell office:value-type="string">
            <text:p>E1-A-II-A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office:value-type="float" office:value="64">
            <text:p>64</text:p>
          </table:table-cell>
          <table:table-cell table:formula="of:=[.$D7]/([.$D7]+1)*[Sheet1.F7]" office:value-type="float" office:value="3.27380952380952">
            <text:p>3.2738095238</text:p>
          </table:table-cell>
          <table:table-cell table:formula="of:=[.$D7]/([.$D7]+1)*[Sheet1.G7]" office:value-type="float" office:value="18.8990476190476">
            <text:p>18.899047619</text:p>
          </table:table-cell>
          <table:table-cell table:formula="of:=[.$D7]/([.$D7]+1)*[Sheet1.H7]" office:value-type="float" office:value="3.4047619047619">
            <text:p>3.4047619048</text:p>
          </table:table-cell>
          <table:table-cell table:formula="of:=[.$D7]/([.$D7]+1)*[Sheet1.I7]" office:value-type="float" office:value="3.65619047619048">
            <text:p>3.6561904762</text:p>
          </table:table-cell>
          <table:table-cell table:formula="of:=[.$D7]/([.$D7]+1)*[Sheet1.J7]" office:value-type="float" office:value="22.5447619047619">
            <text:p>22.5447619048</text:p>
          </table:table-cell>
          <table:table-cell table:formula="of:=[.$D7]/([.$D7]+1)*[Sheet1.K7]" office:value-type="float" office:value="0.602380952380952">
            <text:p>0.6023809524</text:p>
          </table:table-cell>
          <table:table-cell table:formula="of:=[.$D7]/([.$D7]+1)*[Sheet1.L7]" office:value-type="float" office:value="0">
            <text:p>0</text:p>
          </table:table-cell>
          <table:table-cell table:formula="of:=[.$D7]/([.$D7]+1)*[Sheet1.M7]" office:value-type="float" office:value="0">
            <text:p>0</text:p>
          </table:table-cell>
          <table:table-cell table:formula="of:=1/([.$D7]+1)*[Sheet1.N7]" office:value-type="float" office:value="1.91428571428571">
            <text:p>1.9142857143</text:p>
          </table:table-cell>
          <table:table-cell table:formula="of:=1/([.$D7]+1)*[Sheet1.P7]" office:value-type="float" office:value="1.15714285714286">
            <text:p>1.1571428571</text:p>
          </table:table-cell>
          <table:table-cell table:formula="of:=1/([.$D7]+1)*[Sheet1.Q7]" office:value-type="float" office:value="0">
            <text:p>0</text:p>
          </table:table-cell>
          <table:table-cell table:formula="of:=1/([.$D7]+1)*[Sheet1.R7]" office:value-type="float" office:value="1.81904761904762">
            <text:p>1.819047619</text:p>
          </table:table-cell>
          <table:table-cell table:formula="of:=1/([.$D7]+1)*[Sheet1.S7]" office:value-type="float" office:value="1.36190476190476">
            <text:p>1.3619047619</text:p>
          </table:table-cell>
          <table:table-cell table:formula="of:=1/([.$D7]+1)*[Sheet1.T7]" office:value-type="float" office:value="0">
            <text:p>0</text:p>
          </table:table-cell>
          <table:table-cell table:formula="of:=1/([.$D7]+1)*[Sheet1.U7]" office:value-type="float" office:value="0">
            <text:p>0</text:p>
          </table:table-cell>
          <table:table-cell table:formula="of:=1/([.$D7]+1)*[Sheet1.V7]" office:value-type="float" office:value="0">
            <text:p>0</text:p>
          </table:table-cell>
          <table:table-cell table:formula="of:=(1/([.$D7]+1))*([Sheet1.W7]/100)*[$Sheet1.$O7]" office:value-type="float" office:value="3.96292666666667">
            <text:p>3.9629266667</text:p>
          </table:table-cell>
          <table:table-cell table:formula="of:=(1/([.$D7]+1))*([Sheet1.X7]/100)*[$Sheet1.$O7]" office:value-type="float" office:value="3.34242666666667">
            <text:p>3.3424266667</text:p>
          </table:table-cell>
          <table:table-cell table:formula="of:=(1/([.$D7]+1))*([Sheet1.Y7]/100)*[$Sheet1.$O7]" office:value-type="float" office:value="34.0613133333333">
            <text:p>34.0613133333</text:p>
          </table:table-cell>
          <table:table-cell table:formula="of:=(1/([.$D7]+1))*([Sheet1.Z7]/100)*[$Sheet1.$O7]" office:value-type="float" office:value="0">
            <text:p>0</text:p>
          </table:table-cell>
          <table:table-cell table:formula="of:=(1/([.$D7]+1))*([Sheet1.AA7]/100)*[$Sheet1.$O7]" office:value-type="float" office:value="0">
            <text:p>0</text:p>
          </table:table-cell>
        </table:table-row>
        <table:table-row table:style-name="ro1">
          <table:table-cell office:value-type="string">
            <text:p>E1-A-II-B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table:number-columns-repeated="22"/>
        </table:table-row>
        <table:table-row table:style-name="ro1">
          <table:table-cell office:value-type="string">
            <text:p>E1-A-II-C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table:number-columns-repeated="22"/>
        </table:table-row>
        <table:table-row table:style-name="ro1">
          <table:table-cell office:value-type="string">
            <text:p>E1-A-II-D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table:number-columns-repeated="22"/>
        </table:table-row>
        <table:table-row table:style-name="ro1">
          <table:table-cell office:value-type="string">
            <text:p>E1-A-II-E</text:p>
          </table:table-cell>
          <table:table-cell office:value-type="string">
            <text:p>II</text:p>
          </table:table-cell>
          <table:table-cell office:value-type="string">
            <text:p>AK</text:p>
          </table:table-cell>
          <table:table-cell office:value-type="float" office:value="1.1">
            <text:p>1.1</text:p>
          </table:table-cell>
          <table:table-cell table:number-columns-repeated="22"/>
        </table:table-row>
        <table:table-row table:style-name="ro1">
          <table:table-cell office:value-type="string">
            <text:p>E1-A-III-A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office:value-type="float" office:value="70">
            <text:p>70</text:p>
          </table:table-cell>
          <table:table-cell table:formula="of:=[.$D12]/([.$D12]+1)*[Sheet1.F12]" office:value-type="float" office:value="6.40285714285714">
            <text:p>6.4028571429</text:p>
          </table:table-cell>
          <table:table-cell table:formula="of:=[.$D12]/([.$D12]+1)*[Sheet1.G12]" office:value-type="float" office:value="21.8121428571429">
            <text:p>21.8121428571</text:p>
          </table:table-cell>
          <table:table-cell table:formula="of:=[.$D12]/([.$D12]+1)*[Sheet1.H12]" office:value-type="float" office:value="5.58">
            <text:p>5.58</text:p>
          </table:table-cell>
          <table:table-cell table:formula="of:=[.$D12]/([.$D12]+1)*[Sheet1.I12]" office:value-type="float" office:value="2.95071428571429">
            <text:p>2.9507142857</text:p>
          </table:table-cell>
          <table:table-cell table:formula="of:=[.$D12]/([.$D12]+1)*[Sheet1.J12]" office:value-type="float" office:value="25.5664285714286">
            <text:p>25.5664285714</text:p>
          </table:table-cell>
          <table:table-cell table:formula="of:=[.$D12]/([.$D12]+1)*[Sheet1.K12]" office:value-type="float" office:value="1.11857142857143">
            <text:p>1.1185714286</text:p>
          </table:table-cell>
          <table:table-cell table:formula="of:=[.$D12]/([.$D12]+1)*[Sheet1.L12]" office:value-type="float" office:value="0.848571428571429">
            <text:p>0.8485714286</text:p>
          </table:table-cell>
          <table:table-cell table:formula="of:=[.$D12]/([.$D12]+1)*[Sheet1.M12]" office:value-type="float" office:value="0">
            <text:p>0</text:p>
          </table:table-cell>
          <table:table-cell table:formula="of:=1/([.$D12]+1)*[Sheet1.N12]" office:value-type="float" office:value="0.975">
            <text:p>0.975</text:p>
          </table:table-cell>
          <table:table-cell table:formula="of:=1/([.$D12]+1)*[Sheet1.P12]" office:value-type="float" office:value="0">
            <text:p>0</text:p>
          </table:table-cell>
          <table:table-cell table:formula="of:=1/([.$D12]+1)*[Sheet1.Q12]" office:value-type="float" office:value="1.82142857142857">
            <text:p>1.8214285714</text:p>
          </table:table-cell>
          <table:table-cell table:formula="of:=1/([.$D12]+1)*[Sheet1.R12]" office:value-type="float" office:value="0.464285714285714">
            <text:p>0.4642857143</text:p>
          </table:table-cell>
          <table:table-cell table:formula="of:=1/([.$D12]+1)*[Sheet1.S12]" office:value-type="float" office:value="0">
            <text:p>0</text:p>
          </table:table-cell>
          <table:table-cell table:formula="of:=1/([.$D12]+1)*[Sheet1.T12]" office:value-type="float" office:value="0">
            <text:p>0</text:p>
          </table:table-cell>
          <table:table-cell table:formula="of:=1/([.$D12]+1)*[Sheet1.U12]" office:value-type="float" office:value="0">
            <text:p>0</text:p>
          </table:table-cell>
          <table:table-cell table:formula="of:=1/([.$D12]+1)*[Sheet1.V12]" office:value-type="float" office:value="0">
            <text:p>0</text:p>
          </table:table-cell>
          <table:table-cell table:formula="of:=(1/([.$D12]+1))*([Sheet1.W12]/100)*[$Sheet1.$O12]" office:value-type="float" office:value="3.91390071428571">
            <text:p>3.9139007143</text:p>
          </table:table-cell>
          <table:table-cell table:formula="of:=(1/([.$D12]+1))*([Sheet1.X12]/100)*[$Sheet1.$O12]" office:value-type="float" office:value="1.24297178571429">
            <text:p>1.2429717857</text:p>
          </table:table-cell>
          <table:table-cell table:formula="of:=(1/([.$D12]+1))*([Sheet1.Y12]/100)*[$Sheet1.$O12]" office:value-type="float" office:value="26.17056">
            <text:p>26.17056</text:p>
          </table:table-cell>
          <table:table-cell table:formula="of:=(1/([.$D12]+1))*([Sheet1.Z12]/100)*[$Sheet1.$O12]" office:value-type="float" office:value="1.12289357142857">
            <text:p>1.1228935714</text:p>
          </table:table-cell>
          <table:table-cell table:formula="of:=(1/([.$D12]+1))*([Sheet1.AA12]/100)*[$Sheet1.$O12]" office:value-type="float" office:value="0">
            <text:p>0</text:p>
          </table:table-cell>
        </table:table-row>
        <table:table-row table:style-name="ro1">
          <table:table-cell office:value-type="string">
            <text:p>E1-A-III-B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table:number-columns-repeated="22"/>
        </table:table-row>
        <table:table-row table:style-name="ro1">
          <table:table-cell office:value-type="string">
            <text:p>E1-A-III-C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table:number-columns-repeated="22"/>
        </table:table-row>
        <table:table-row table:style-name="ro1">
          <table:table-cell office:value-type="string">
            <text:p>E1-A-III-D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table:number-columns-repeated="22"/>
        </table:table-row>
        <table:table-row table:style-name="ro1">
          <table:table-cell office:value-type="string">
            <text:p>E1-A-III-E</text:p>
          </table:table-cell>
          <table:table-cell office:value-type="string">
            <text:p>III</text:p>
          </table:table-cell>
          <table:table-cell office:value-type="string">
            <text:p>AK</text:p>
          </table:table-cell>
          <table:table-cell office:value-type="float" office:value="1.8">
            <text:p>1.8</text:p>
          </table:table-cell>
          <table:table-cell table:number-columns-repeated="22"/>
        </table:table-row>
        <table:table-row table:style-name="ro1">
          <table:table-cell office:value-type="string">
            <text:p>E1-A-IV-B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office:value-type="float" office:value="77">
            <text:p>77</text:p>
          </table:table-cell>
          <table:table-cell table:formula="of:=[.$D17]/([.$D17]+1)*[Sheet1.F17]" office:value-type="float" office:value="5.99824876362397">
            <text:p>5.9982487636</text:p>
          </table:table-cell>
          <table:table-cell table:formula="of:=[.$D17]/([.$D17]+1)*[Sheet1.G17]" office:value-type="float" office:value="13.9220177216953">
            <text:p>13.9220177217</text:p>
          </table:table-cell>
          <table:table-cell table:formula="of:=[.$D17]/([.$D17]+1)*[Sheet1.H17]" office:value-type="float" office:value="11.6544643348132">
            <text:p>11.6544643348</text:p>
          </table:table-cell>
          <table:table-cell table:formula="of:=[.$D17]/([.$D17]+1)*[Sheet1.I17]" office:value-type="float" office:value="1.45680804185165">
            <text:p>1.4568080419</text:p>
          </table:table-cell>
          <table:table-cell table:formula="of:=[.$D17]/([.$D17]+1)*[Sheet1.J17]" office:value-type="float" office:value="23.4736113178357">
            <text:p>23.4736113178</text:p>
          </table:table-cell>
          <table:table-cell table:formula="of:=[.$D17]/([.$D17]+1)*[Sheet1.K17]" office:value-type="float" office:value="2.89461423967915">
            <text:p>2.8946142397</text:p>
          </table:table-cell>
          <table:table-cell table:formula="of:=[.$D17]/([.$D17]+1)*[Sheet1.L17]" office:value-type="float" office:value="1.76083754623808">
            <text:p>1.7608375462</text:p>
          </table:table-cell>
          <table:table-cell table:formula="of:=[.$D17]/([.$D17]+1)*[Sheet1.M17]" office:value-type="float" office:value="1.02609957730421">
            <text:p>1.0260995773</text:p>
          </table:table-cell>
          <table:table-cell table:formula="of:=1/([.$D17]+1)*[Sheet1.N17]" office:value-type="float" office:value="0.663555410542832">
            <text:p>0.6635554105</text:p>
          </table:table-cell>
          <table:table-cell table:formula="of:=1/([.$D17]+1)*[Sheet1.P17]" office:value-type="float" office:value="2.77520135790566">
            <text:p>2.7752013579</text:p>
          </table:table-cell>
          <table:table-cell table:formula="of:=1/([.$D17]+1)*[Sheet1.Q17]" office:value-type="float" office:value="6.03798763074058">
            <text:p>6.0379876307</text:p>
          </table:table-cell>
          <table:table-cell table:formula="of:=1/([.$D17]+1)*[Sheet1.R17]" office:value-type="float" office:value="0">
            <text:p>0</text:p>
          </table:table-cell>
          <table:table-cell table:formula="of:=1/([.$D17]+1)*[Sheet1.S17]" office:value-type="float" office:value="0.56090595476825">
            <text:p>0.5609059548</text:p>
          </table:table-cell>
          <table:table-cell table:formula="of:=1/([.$D17]+1)*[Sheet1.T17]" office:value-type="float" office:value="0.604898578671643">
            <text:p>0.6048985787</text:p>
          </table:table-cell>
          <table:table-cell table:formula="of:=1/([.$D17]+1)*[Sheet1.U17]" office:value-type="float" office:value="0.197966807565265">
            <text:p>0.1979668076</text:p>
          </table:table-cell>
          <table:table-cell table:formula="of:=1/([.$D17]+1)*[Sheet1.V17]" office:value-type="float" office:value="0">
            <text:p>0</text:p>
          </table:table-cell>
          <table:table-cell table:formula="of:=(1/([.$D17]+1))*([Sheet1.W17]/100)*[$Sheet1.$O17]" office:value-type="float" office:value="6.87942574961598">
            <text:p>6.8794257496</text:p>
          </table:table-cell>
          <table:table-cell table:formula="of:=(1/([.$D17]+1))*([Sheet1.X17]/100)*[$Sheet1.$O17]" office:value-type="float" office:value="5.18539298244328">
            <text:p>5.1853929824</text:p>
          </table:table-cell>
          <table:table-cell table:formula="of:=(1/([.$D17]+1))*([Sheet1.Y17]/100)*[$Sheet1.$O17]" office:value-type="float" office:value="13.0564476689408">
            <text:p>13.0564476689</text:p>
          </table:table-cell>
          <table:table-cell table:formula="of:=(1/([.$D17]+1))*([Sheet1.Z17]/100)*[$Sheet1.$O17]" office:value-type="float" office:value="0.699821463267992">
            <text:p>0.6998214633</text:p>
          </table:table-cell>
          <table:table-cell table:formula="of:=(1/([.$D17]+1))*([Sheet1.AA17]/100)*[$Sheet1.$O17]" office:value-type="float" office:value="0">
            <text:p>0</text:p>
          </table:table-cell>
        </table:table-row>
        <table:table-row table:style-name="ro1">
          <table:table-cell office:value-type="string">
            <text:p>E1-A-IV-C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table:number-columns-repeated="22"/>
        </table:table-row>
        <table:table-row table:style-name="ro1">
          <table:table-cell office:value-type="string">
            <text:p>E1-A-IV-D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table:number-columns-repeated="22"/>
        </table:table-row>
        <table:table-row table:style-name="ro1">
          <table:table-cell office:value-type="string">
            <text:p>E1-A-IV-E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table:number-columns-repeated="22"/>
        </table:table-row>
        <table:table-row table:style-name="ro1">
          <table:table-cell office:value-type="string">
            <text:p>E1-A-IV-F</text:p>
          </table:table-cell>
          <table:table-cell office:value-type="string">
            <text:p>IV</text:p>
          </table:table-cell>
          <table:table-cell office:value-type="string">
            <text:p>AK</text:p>
          </table:table-cell>
          <table:table-cell office:value-type="float" office:value="1.72773">
            <text:p>1.72773</text:p>
          </table:table-cell>
          <table:table-cell table:number-columns-repeated="22"/>
        </table:table-row>
        <table:table-row table:style-name="ro1">
          <table:table-cell office:value-type="string">
            <text:p>E1-K-I-A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$D22]/([.$D22]+1)*[Sheet1.F22]" office:value-type="float" office:value="9.063">
            <text:p>9.063</text:p>
          </table:table-cell>
          <table:table-cell table:formula="of:=[.$D22]/([.$D22]+1)*[Sheet1.G22]" office:value-type="float" office:value="20.763">
            <text:p>20.763</text:p>
          </table:table-cell>
          <table:table-cell table:formula="of:=[.$D22]/([.$D22]+1)*[Sheet1.H22]" office:value-type="float" office:value="15.048">
            <text:p>15.048</text:p>
          </table:table-cell>
          <table:table-cell table:formula="of:=[.$D22]/([.$D22]+1)*[Sheet1.I22]" office:value-type="float" office:value="5.562">
            <text:p>5.562</text:p>
          </table:table-cell>
          <table:table-cell table:formula="of:=[.$D22]/([.$D22]+1)*[Sheet1.J22]" office:value-type="float" office:value="38.763">
            <text:p>38.763</text:p>
          </table:table-cell>
          <table:table-cell table:formula="of:=[.$D22]/([.$D22]+1)*[Sheet1.K22]" office:value-type="float" office:value="0">
            <text:p>0</text:p>
          </table:table-cell>
          <table:table-cell table:formula="of:=[.$D22]/([.$D22]+1)*[Sheet1.L22]" office:value-type="float" office:value="0.324">
            <text:p>0.324</text:p>
          </table:table-cell>
          <table:table-cell table:formula="of:=[.$D22]/([.$D22]+1)*[Sheet1.M22]" office:value-type="float" office:value="0.468">
            <text:p>0.468</text:p>
          </table:table-cell>
          <table:table-cell table:formula="of:=1/([.$D22]+1)*[Sheet1.N22]" office:value-type="float" office:value="0">
            <text:p>0</text:p>
          </table:table-cell>
          <table:table-cell table:formula="of:=1/([.$D22]+1)*[Sheet1.P22]" office:value-type="float" office:value="0">
            <text:p>0</text:p>
          </table:table-cell>
          <table:table-cell table:formula="of:=1/([.$D22]+1)*[Sheet1.Q22]" office:value-type="float" office:value="0.725">
            <text:p>0.725</text:p>
          </table:table-cell>
          <table:table-cell table:formula="of:=1/([.$D22]+1)*[Sheet1.R22]" office:value-type="float" office:value="1.536">
            <text:p>1.536</text:p>
          </table:table-cell>
          <table:table-cell table:formula="of:=1/([.$D22]+1)*[Sheet1.S22]" office:value-type="float" office:value="0.431">
            <text:p>0.431</text:p>
          </table:table-cell>
          <table:table-cell table:formula="of:=1/([.$D22]+1)*[Sheet1.T22]" office:value-type="float" office:value="0">
            <text:p>0</text:p>
          </table:table-cell>
          <table:table-cell table:formula="of:=1/([.$D22]+1)*[Sheet1.U22]" office:value-type="float" office:value="0.468">
            <text:p>0.468</text:p>
          </table:table-cell>
          <table:table-cell table:formula="of:=1/([.$D22]+1)*[Sheet1.V22]" office:value-type="float" office:value="0">
            <text:p>0</text:p>
          </table:table-cell>
          <table:table-cell table:formula="of:=(1/([.$D22]+1))*([Sheet1.W22]/100)*[$Sheet1.$O22]" office:value-type="float" office:value="4.3932902">
            <text:p>4.3932902</text:p>
          </table:table-cell>
          <table:table-cell table:formula="of:=(1/([.$D22]+1))*([Sheet1.X22]/100)*[$Sheet1.$O22]" office:value-type="float" office:value="0">
            <text:p>0</text:p>
          </table:table-cell>
          <table:table-cell table:formula="of:=(1/([.$D22]+1))*([Sheet1.Y22]/100)*[$Sheet1.$O22]" office:value-type="float" office:value="2.4477098">
            <text:p>2.4477098</text:p>
          </table:table-cell>
          <table:table-cell table:formula="of:=(1/([.$D22]+1))*([Sheet1.Z22]/100)*[$Sheet1.$O22]" office:value-type="float" office:value="0">
            <text:p>0</text:p>
          </table:table-cell>
          <table:table-cell table:formula="of:=(1/([.$D22]+1))*([Sheet1.AA22]/100)*[$Sheet1.$O22]" office:value-type="float" office:value="0">
            <text:p>0</text:p>
          </table:table-cell>
        </table:table-row>
        <table:table-row table:style-name="ro1">
          <table:table-cell office:value-type="string">
            <text:p>E1-K-I-B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table:number-columns-repeated="22"/>
        </table:table-row>
        <table:table-row table:style-name="ro1">
          <table:table-cell office:value-type="string">
            <text:p>E1-K-I-C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table:number-columns-repeated="22"/>
        </table:table-row>
        <table:table-row table:style-name="ro1">
          <table:table-cell office:value-type="string">
            <text:p>E1-K-I-D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table:number-columns-repeated="22"/>
        </table:table-row>
        <table:table-row table:style-name="ro1">
          <table:table-cell office:value-type="string">
            <text:p>E1-K-I-E</text:p>
          </table:table-cell>
          <table:table-cell office:value-type="string">
            <text:p>I</text:p>
          </table:table-cell>
          <table:table-cell office:value-type="string">
            <text:p>KL</text:p>
          </table:table-cell>
          <table:table-cell office:value-type="float" office:value="9">
            <text:p>9</text:p>
          </table:table-cell>
          <table:table-cell table:number-columns-repeated="22"/>
        </table:table-row>
        <table:table-row table:style-name="ro1">
          <table:table-cell office:value-type="string">
            <text:p>E1-K-II-A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table:formula="of:=[.$D27]/([.$D27]+1)*[Sheet1.F27]" office:value-type="float" office:value="7.75636363636364">
            <text:p>7.7563636364</text:p>
          </table:table-cell>
          <table:table-cell table:formula="of:=[.$D27]/([.$D27]+1)*[Sheet1.G27]" office:value-type="float" office:value="28.8163636363636">
            <text:p>28.8163636364</text:p>
          </table:table-cell>
          <table:table-cell table:formula="of:=[.$D27]/([.$D27]+1)*[Sheet1.H27]" office:value-type="float" office:value="4.33636363636364">
            <text:p>4.3363636364</text:p>
          </table:table-cell>
          <table:table-cell table:formula="of:=[.$D27]/([.$D27]+1)*[Sheet1.I27]" office:value-type="float" office:value="2.51181818181818">
            <text:p>2.5118181818</text:p>
          </table:table-cell>
          <table:table-cell table:formula="of:=[.$D27]/([.$D27]+1)*[Sheet1.J27]" office:value-type="float" office:value="36.54">
            <text:p>36.54</text:p>
          </table:table-cell>
          <table:table-cell table:formula="of:=[.$D27]/([.$D27]+1)*[Sheet1.K27]" office:value-type="float" office:value="1.17">
            <text:p>1.17</text:p>
          </table:table-cell>
          <table:table-cell table:formula="of:=[.$D27]/([.$D27]+1)*[Sheet1.L27]" office:value-type="float" office:value="0.695454545454545">
            <text:p>0.6954545455</text:p>
          </table:table-cell>
          <table:table-cell table:formula="of:=[.$D27]/([.$D27]+1)*[Sheet1.M27]" office:value-type="float" office:value="0">
            <text:p>0</text:p>
          </table:table-cell>
          <table:table-cell table:formula="of:=1/([.$D27]+1)*[Sheet1.N27]" office:value-type="float" office:value="1.37818181818182">
            <text:p>1.3781818182</text:p>
          </table:table-cell>
          <table:table-cell table:formula="of:=1/([.$D27]+1)*[Sheet1.P27]" office:value-type="float" office:value="0.16">
            <text:p>0.16</text:p>
          </table:table-cell>
          <table:table-cell table:formula="of:=1/([.$D27]+1)*[Sheet1.Q27]" office:value-type="float" office:value="1.27454545454545">
            <text:p>1.2745454545</text:p>
          </table:table-cell>
          <table:table-cell table:formula="of:=1/([.$D27]+1)*[Sheet1.R27]" office:value-type="float" office:value="1.74363636363636">
            <text:p>1.7436363636</text:p>
          </table:table-cell>
          <table:table-cell table:formula="of:=1/([.$D27]+1)*[Sheet1.S27]" office:value-type="float" office:value="0.176363636363636">
            <text:p>0.1763636364</text:p>
          </table:table-cell>
          <table:table-cell table:formula="of:=1/([.$D27]+1)*[Sheet1.T27]" office:value-type="float" office:value="0">
            <text:p>0</text:p>
          </table:table-cell>
          <table:table-cell table:formula="of:=1/([.$D27]+1)*[Sheet1.U27]" office:value-type="float" office:value="0">
            <text:p>0</text:p>
          </table:table-cell>
          <table:table-cell table:formula="of:=1/([.$D27]+1)*[Sheet1.V27]" office:value-type="float" office:value="0">
            <text:p>0</text:p>
          </table:table-cell>
          <table:table-cell table:formula="of:=(1/([.$D27]+1))*([Sheet1.W27]/100)*[$Sheet1.$O27]" office:value-type="float" office:value="2.52170454545455">
            <text:p>2.5217045455</text:p>
          </table:table-cell>
          <table:table-cell table:formula="of:=(1/([.$D27]+1))*([Sheet1.X27]/100)*[$Sheet1.$O27]" office:value-type="float" office:value="1.47671018181818">
            <text:p>1.4767101818</text:p>
          </table:table-cell>
          <table:table-cell table:formula="of:=(1/([.$D27]+1))*([Sheet1.Y27]/100)*[$Sheet1.$O27]" office:value-type="float" office:value="9.45067618181818">
            <text:p>9.4506761818</text:p>
          </table:table-cell>
          <table:table-cell table:formula="of:=(1/([.$D27]+1))*([Sheet1.Z27]/100)*[$Sheet1.$O27]" office:value-type="float" office:value="0">
            <text:p>0</text:p>
          </table:table-cell>
          <table:table-cell table:formula="of:=(1/([.$D27]+1))*([Sheet1.AA27]/100)*[$Sheet1.$O27]" office:value-type="float" office:value="0">
            <text:p>0</text:p>
          </table:table-cell>
        </table:table-row>
        <table:table-row table:style-name="ro1">
          <table:table-cell office:value-type="string">
            <text:p>E1-K-II-B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table:number-columns-repeated="22"/>
        </table:table-row>
        <table:table-row table:style-name="ro1">
          <table:table-cell office:value-type="string">
            <text:p>E1-K-II-C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table:number-columns-repeated="22"/>
        </table:table-row>
        <table:table-row table:style-name="ro1">
          <table:table-cell office:value-type="string">
            <text:p>E1-K-II-D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table:number-columns-repeated="22"/>
        </table:table-row>
        <table:table-row table:style-name="ro1">
          <table:table-cell office:value-type="string">
            <text:p>E1-K-II-E</text:p>
          </table:table-cell>
          <table:table-cell office:value-type="string">
            <text:p>II</text:p>
          </table:table-cell>
          <table:table-cell office:value-type="string">
            <text:p>KL</text:p>
          </table:table-cell>
          <table:table-cell office:value-type="float" office:value="4.5">
            <text:p>4.5</text:p>
          </table:table-cell>
          <table:table-cell table:number-columns-repeated="22"/>
        </table:table-row>
        <table:table-row table:style-name="ro1">
          <table:table-cell office:value-type="string">
            <text:p>E1-K-III-A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office:value-type="float" office:value="13">
            <text:p>13</text:p>
          </table:table-cell>
          <table:table-cell table:formula="of:=[.$D32]/([.$D32]+1)*[Sheet1.F32]" office:value-type="float" office:value="7.33055555555556">
            <text:p>7.3305555556</text:p>
          </table:table-cell>
          <table:table-cell table:formula="of:=[.$D32]/([.$D32]+1)*[Sheet1.G32]" office:value-type="float" office:value="25.0394444444444">
            <text:p>25.0394444444</text:p>
          </table:table-cell>
          <table:table-cell table:formula="of:=[.$D32]/([.$D32]+1)*[Sheet1.H32]" office:value-type="float" office:value="7.90111111111111">
            <text:p>7.9011111111</text:p>
          </table:table-cell>
          <table:table-cell table:formula="of:=[.$D32]/([.$D32]+1)*[Sheet1.I32]" office:value-type="float" office:value="1.89222222222222">
            <text:p>1.8922222222</text:p>
          </table:table-cell>
          <table:table-cell table:formula="of:=[.$D32]/([.$D32]+1)*[Sheet1.J32]" office:value-type="float" office:value="28.99">
            <text:p>28.99</text:p>
          </table:table-cell>
          <table:table-cell table:formula="of:=[.$D32]/([.$D32]+1)*[Sheet1.K32]" office:value-type="float" office:value="0.404444444444444">
            <text:p>0.4044444444</text:p>
          </table:table-cell>
          <table:table-cell table:formula="of:=[.$D32]/([.$D32]+1)*[Sheet1.L32]" office:value-type="float" office:value="0.664444444444445">
            <text:p>0.6644444444</text:p>
          </table:table-cell>
          <table:table-cell table:formula="of:=[.$D32]/([.$D32]+1)*[Sheet1.M32]" office:value-type="float" office:value="0">
            <text:p>0</text:p>
          </table:table-cell>
          <table:table-cell table:formula="of:=1/([.$D32]+1)*[Sheet1.N32]" office:value-type="float" office:value="0.358333333333333">
            <text:p>0.3583333333</text:p>
          </table:table-cell>
          <table:table-cell table:formula="of:=1/([.$D32]+1)*[Sheet1.P32]" office:value-type="float" office:value="0.347222222222222">
            <text:p>0.3472222222</text:p>
          </table:table-cell>
          <table:table-cell table:formula="of:=1/([.$D32]+1)*[Sheet1.Q32]" office:value-type="float" office:value="2.09166666666667">
            <text:p>2.0916666667</text:p>
          </table:table-cell>
          <table:table-cell table:formula="of:=1/([.$D32]+1)*[Sheet1.R32]" office:value-type="float" office:value="0">
            <text:p>0</text:p>
          </table:table-cell>
          <table:table-cell table:formula="of:=1/([.$D32]+1)*[Sheet1.S32]" office:value-type="float" office:value="0">
            <text:p>0</text:p>
          </table:table-cell>
          <table:table-cell table:formula="of:=1/([.$D32]+1)*[Sheet1.T32]" office:value-type="float" office:value="0">
            <text:p>0</text:p>
          </table:table-cell>
          <table:table-cell table:formula="of:=1/([.$D32]+1)*[Sheet1.U32]" office:value-type="float" office:value="0">
            <text:p>0</text:p>
          </table:table-cell>
          <table:table-cell table:formula="of:=1/([.$D32]+1)*[Sheet1.V32]" office:value-type="float" office:value="0">
            <text:p>0</text:p>
          </table:table-cell>
          <table:table-cell table:formula="of:=(1/([.$D32]+1))*([Sheet1.W32]/100)*[$Sheet1.$O32]" office:value-type="float" office:value="4.00438305555556">
            <text:p>4.0043830556</text:p>
          </table:table-cell>
          <table:table-cell table:formula="of:=(1/([.$D32]+1))*([Sheet1.X32]/100)*[$Sheet1.$O32]" office:value-type="float" office:value="1.94098916666667">
            <text:p>1.9409891667</text:p>
          </table:table-cell>
          <table:table-cell table:formula="of:=(1/([.$D32]+1))*([Sheet1.Y32]/100)*[$Sheet1.$O32]" office:value-type="float" office:value="18.4181636111111">
            <text:p>18.4181636111</text:p>
          </table:table-cell>
          <table:table-cell table:formula="of:=(1/([.$D32]+1))*([Sheet1.Z32]/100)*[$Sheet1.$O32]" office:value-type="float" office:value="0.617019722222222">
            <text:p>0.6170197222</text:p>
          </table:table-cell>
          <table:table-cell table:formula="of:=(1/([.$D32]+1))*([Sheet1.AA32]/100)*[$Sheet1.$O32]" office:value-type="float" office:value="0">
            <text:p>0</text:p>
          </table:table-cell>
        </table:table-row>
        <table:table-row table:style-name="ro1">
          <table:table-cell office:value-type="string">
            <text:p>E1-K-III-B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table:number-columns-repeated="22"/>
        </table:table-row>
        <table:table-row table:style-name="ro1">
          <table:table-cell office:value-type="string">
            <text:p>E1-K-III-C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table:number-columns-repeated="22"/>
        </table:table-row>
        <table:table-row table:style-name="ro1">
          <table:table-cell office:value-type="string">
            <text:p>E1-K-III-D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table:number-columns-repeated="22"/>
        </table:table-row>
        <table:table-row table:style-name="ro1">
          <table:table-cell office:value-type="string">
            <text:p>E1-K-III-E</text:p>
          </table:table-cell>
          <table:table-cell office:value-type="string">
            <text:p>III</text:p>
          </table:table-cell>
          <table:table-cell office:value-type="string">
            <text:p>KL</text:p>
          </table:table-cell>
          <table:table-cell office:value-type="float" office:value="2.6">
            <text:p>2.6</text:p>
          </table:table-cell>
          <table:table-cell table:number-columns-repeated="22"/>
        </table:table-row>
        <table:table-row table:style-name="ro1">
          <table:table-cell office:value-type="string">
            <text:p>E1-K-IV-B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office:value-type="float" office:value="49">
            <text:p>49</text:p>
          </table:table-cell>
          <table:table-cell table:formula="of:=[.$D37]/([.$D37]+1)*[Sheet1.F37]" office:value-type="float" office:value="8.80996888416781">
            <text:p>8.8099688842</text:p>
          </table:table-cell>
          <table:table-cell table:formula="of:=[.$D37]/([.$D37]+1)*[Sheet1.G37]" office:value-type="float" office:value="15.7762970451914">
            <text:p>15.7762970452</text:p>
          </table:table-cell>
          <table:table-cell table:formula="of:=[.$D37]/([.$D37]+1)*[Sheet1.H37]" office:value-type="float" office:value="14.3935665028332">
            <text:p>14.3935665028</text:p>
          </table:table-cell>
          <table:table-cell table:formula="of:=[.$D37]/([.$D37]+1)*[Sheet1.I37]" office:value-type="float" office:value="0.895482636955772">
            <text:p>0.895482637</text:p>
          </table:table-cell>
          <table:table-cell table:formula="of:=[.$D37]/([.$D37]+1)*[Sheet1.J37]" office:value-type="float" office:value="23.5722635316299">
            <text:p>23.5722635316</text:p>
          </table:table-cell>
          <table:table-cell table:formula="of:=[.$D37]/([.$D37]+1)*[Sheet1.K37]" office:value-type="float" office:value="0.467494611940146">
            <text:p>0.4674946119</text:p>
          </table:table-cell>
          <table:table-cell table:formula="of:=[.$D37]/([.$D37]+1)*[Sheet1.L37]" office:value-type="float" office:value="1.92923832814736">
            <text:p>1.9292383281</text:p>
          </table:table-cell>
          <table:table-cell table:formula="of:=[.$D37]/([.$D37]+1)*[Sheet1.M37]" office:value-type="float" office:value="0">
            <text:p>0</text:p>
          </table:table-cell>
          <table:table-cell table:formula="of:=1/([.$D37]+1)*[Sheet1.N37]" office:value-type="float" office:value="0.686529338028602">
            <text:p>0.686529338</text:p>
          </table:table-cell>
          <table:table-cell table:formula="of:=1/([.$D37]+1)*[Sheet1.P37]" office:value-type="float" office:value="0.474764069581969">
            <text:p>0.4747640696</text:p>
          </table:table-cell>
          <table:table-cell table:formula="of:=1/([.$D37]+1)*[Sheet1.Q37]" office:value-type="float" office:value="7.78749696868265">
            <text:p>7.7874969687</text:p>
          </table:table-cell>
          <table:table-cell table:formula="of:=1/([.$D37]+1)*[Sheet1.R37]" office:value-type="float" office:value="0.700191613412256">
            <text:p>0.7001916134</text:p>
          </table:table-cell>
          <table:table-cell table:formula="of:=1/([.$D37]+1)*[Sheet1.S37]" office:value-type="float" office:value="0.437192812276921">
            <text:p>0.4371928123</text:p>
          </table:table-cell>
          <table:table-cell table:formula="of:=1/([.$D37]+1)*[Sheet1.T37]" office:value-type="float" office:value="0">
            <text:p>0</text:p>
          </table:table-cell>
          <table:table-cell table:formula="of:=1/([.$D37]+1)*[Sheet1.U37]" office:value-type="float" office:value="0">
            <text:p>0</text:p>
          </table:table-cell>
          <table:table-cell table:formula="of:=1/([.$D37]+1)*[Sheet1.V37]" office:value-type="float" office:value="0">
            <text:p>0</text:p>
          </table:table-cell>
          <table:table-cell table:formula="of:=(1/([.$D37]+1))*([Sheet1.W37]/100)*[$Sheet1.$O37]" office:value-type="float" office:value="10.7097432516899">
            <text:p>10.7097432517</text:p>
          </table:table-cell>
          <table:table-cell table:formula="of:=(1/([.$D37]+1))*([Sheet1.X37]/100)*[$Sheet1.$O37]" office:value-type="float" office:value="5.12703012873279">
            <text:p>5.1270301287</text:p>
          </table:table-cell>
          <table:table-cell table:formula="of:=(1/([.$D37]+1))*([Sheet1.Y37]/100)*[$Sheet1.$O37]" office:value-type="float" office:value="7.13585254306178">
            <text:p>7.1358525431</text:p>
          </table:table-cell>
          <table:table-cell table:formula="of:=(1/([.$D37]+1))*([Sheet1.Z37]/100)*[$Sheet1.$O37]" office:value-type="float" office:value="0.8827366903821">
            <text:p>0.8827366904</text:p>
          </table:table-cell>
          <table:table-cell table:formula="of:=(1/([.$D37]+1))*([Sheet1.AA37]/100)*[$Sheet1.$O37]" office:value-type="float" office:value="0">
            <text:p>0</text:p>
          </table:table-cell>
        </table:table-row>
        <table:table-row table:style-name="ro1">
          <table:table-cell office:value-type="string">
            <text:p>E1-K-IV-C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table:number-columns-repeated="22"/>
        </table:table-row>
        <table:table-row table:style-name="ro1">
          <table:table-cell office:value-type="string">
            <text:p>E1-K-IV-D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table:number-columns-repeated="22"/>
        </table:table-row>
        <table:table-row table:style-name="ro1">
          <table:table-cell office:value-type="string">
            <text:p>E1-K-IV-E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table:number-columns-repeated="22"/>
        </table:table-row>
        <table:table-row table:style-name="ro1">
          <table:table-cell office:value-type="string">
            <text:p>E1-K-IV-F</text:p>
          </table:table-cell>
          <table:table-cell office:value-type="string">
            <text:p>IV</text:p>
          </table:table-cell>
          <table:table-cell office:value-type="string">
            <text:p>KL</text:p>
          </table:table-cell>
          <table:table-cell office:value-type="float" office:value="1.92777">
            <text:p>1.92777</text:p>
          </table:table-cell>
          <table:table-cell table:number-columns-repeated="22"/>
        </table:table-row>
        <table:table-row table:style-name="ro1">
          <table:table-cell office:value-type="string">
            <text:p>E1-O-I-A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office:value-type="float" office:value="86">
            <text:p>86</text:p>
          </table:table-cell>
          <table:table-cell table:formula="of:=[.$D42]/([.$D42]+1)*[Sheet1.F42]" office:value-type="float" office:value="9.63389830508475">
            <text:p>9.6338983051</text:p>
          </table:table-cell>
          <table:table-cell table:formula="of:=[.$D42]/([.$D42]+1)*[Sheet1.G42]" office:value-type="float" office:value="19.5418644067797">
            <text:p>19.5418644068</text:p>
          </table:table-cell>
          <table:table-cell table:formula="of:=[.$D42]/([.$D42]+1)*[Sheet1.H42]" office:value-type="float" office:value="9.3764406779661">
            <text:p>9.376440678</text:p>
          </table:table-cell>
          <table:table-cell table:formula="of:=[.$D42]/([.$D42]+1)*[Sheet1.I42]" office:value-type="float" office:value="3.37186440677966">
            <text:p>3.3718644068</text:p>
          </table:table-cell>
          <table:table-cell table:formula="of:=[.$D42]/([.$D42]+1)*[Sheet1.J42]" office:value-type="float" office:value="37.9791525423729">
            <text:p>37.9791525424</text:p>
          </table:table-cell>
          <table:table-cell table:formula="of:=[.$D42]/([.$D42]+1)*[Sheet1.K42]" office:value-type="float" office:value="1.66932203389831">
            <text:p>1.6693220339</text:p>
          </table:table-cell>
          <table:table-cell table:formula="of:=[.$D42]/([.$D42]+1)*[Sheet1.L42]" office:value-type="float" office:value="0.656101694915254">
            <text:p>0.6561016949</text:p>
          </table:table-cell>
          <table:table-cell table:formula="of:=[.$D42]/([.$D42]+1)*[Sheet1.M42]" office:value-type="float" office:value="0.822203389830508">
            <text:p>0.8222033898</text:p>
          </table:table-cell>
          <table:table-cell table:formula="of:=1/([.$D42]+1)*[Sheet1.N42]" office:value-type="float" office:value="0.947457627118644">
            <text:p>0.9474576271</text:p>
          </table:table-cell>
          <table:table-cell table:formula="of:=1/([.$D42]+1)*[Sheet1.P42]" office:value-type="float" office:value="0">
            <text:p>0</text:p>
          </table:table-cell>
          <table:table-cell table:formula="of:=1/([.$D42]+1)*[Sheet1.Q42]" office:value-type="float" office:value="3.06610169491525">
            <text:p>3.0661016949</text:p>
          </table:table-cell>
          <table:table-cell table:formula="of:=1/([.$D42]+1)*[Sheet1.R42]" office:value-type="float" office:value="0.23728813559322">
            <text:p>0.2372881356</text:p>
          </table:table-cell>
          <table:table-cell table:formula="of:=1/([.$D42]+1)*[Sheet1.S42]" office:value-type="float" office:value="0">
            <text:p>0</text:p>
          </table:table-cell>
          <table:table-cell table:formula="of:=1/([.$D42]+1)*[Sheet1.T42]" office:value-type="float" office:value="0">
            <text:p>0</text:p>
          </table:table-cell>
          <table:table-cell table:formula="of:=1/([.$D42]+1)*[Sheet1.U42]" office:value-type="float" office:value="0">
            <text:p>0</text:p>
          </table:table-cell>
          <table:table-cell table:formula="of:=1/([.$D42]+1)*[Sheet1.V42]" office:value-type="float" office:value="0.257627118644068">
            <text:p>0.2576271186</text:p>
          </table:table-cell>
          <table:table-cell table:formula="of:=(1/([.$D42]+1))*([Sheet1.W42]/100)*[$Sheet1.$O42]" office:value-type="float" office:value="4.42266101694915">
            <text:p>4.4226610169</text:p>
          </table:table-cell>
          <table:table-cell table:formula="of:=(1/([.$D42]+1))*([Sheet1.X42]/100)*[$Sheet1.$O42]" office:value-type="float" office:value="2.1534813559322">
            <text:p>2.1534813559</text:p>
          </table:table-cell>
          <table:table-cell table:formula="of:=(1/([.$D42]+1))*([Sheet1.Y42]/100)*[$Sheet1.$O42]" office:value-type="float" office:value="5.86453559322034">
            <text:p>5.8645355932</text:p>
          </table:table-cell>
          <table:table-cell table:formula="of:=(1/([.$D42]+1))*([Sheet1.Z42]/100)*[$Sheet1.$O42]" office:value-type="float" office:value="0">
            <text:p>0</text:p>
          </table:table-cell>
          <table:table-cell table:formula="of:=(1/([.$D42]+1))*([Sheet1.AA42]/100)*[$Sheet1.$O42]" office:value-type="float" office:value="0">
            <text:p>0</text:p>
          </table:table-cell>
        </table:table-row>
        <table:table-row table:style-name="ro1">
          <table:table-cell office:value-type="string">
            <text:p>E1-O-I-B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table:number-columns-repeated="22"/>
        </table:table-row>
        <table:table-row table:style-name="ro1">
          <table:table-cell office:value-type="string">
            <text:p>E1-O-I-C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table:number-columns-repeated="22"/>
        </table:table-row>
        <table:table-row table:style-name="ro1">
          <table:table-cell office:value-type="string">
            <text:p>E1-O-I-D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table:number-columns-repeated="22"/>
        </table:table-row>
        <table:table-row table:style-name="ro1">
          <table:table-cell office:value-type="string">
            <text:p>E1-O-I-E</text:p>
          </table:table-cell>
          <table:table-cell office:value-type="string">
            <text:p>I</text:p>
          </table:table-cell>
          <table:table-cell office:value-type="string">
            <text:p>OS</text:p>
          </table:table-cell>
          <table:table-cell office:value-type="float" office:value="4.9">
            <text:p>4.9</text:p>
          </table:table-cell>
          <table:table-cell table:number-columns-repeated="22"/>
        </table:table-row>
        <table:table-row table:style-name="ro1">
          <table:table-cell office:value-type="string">
            <text:p>E1-O-II-A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office:value-type="float" office:value="92">
            <text:p>92</text:p>
          </table:table-cell>
          <table:table-cell table:formula="of:=[.$D47]/([.$D47]+1)*[Sheet1.F47]" office:value-type="float" office:value="12.2311764705882">
            <text:p>12.2311764706</text:p>
          </table:table-cell>
          <table:table-cell table:formula="of:=[.$D47]/([.$D47]+1)*[Sheet1.G47]" office:value-type="float" office:value="24.0102941176471">
            <text:p>24.0102941176</text:p>
          </table:table-cell>
          <table:table-cell table:formula="of:=[.$D47]/([.$D47]+1)*[Sheet1.H47]" office:value-type="float" office:value="4.73382352941176">
            <text:p>4.7338235294</text:p>
          </table:table-cell>
          <table:table-cell table:formula="of:=[.$D47]/([.$D47]+1)*[Sheet1.I47]" office:value-type="float" office:value="3.59088235294118">
            <text:p>3.5908823529</text:p>
          </table:table-cell>
          <table:table-cell table:formula="of:=[.$D47]/([.$D47]+1)*[Sheet1.J47]" office:value-type="float" office:value="37.8364705882353">
            <text:p>37.8364705882</text:p>
          </table:table-cell>
          <table:table-cell table:formula="of:=[.$D47]/([.$D47]+1)*[Sheet1.K47]" office:value-type="float" office:value="2.10676470588235">
            <text:p>2.1067647059</text:p>
          </table:table-cell>
          <table:table-cell table:formula="of:=[.$D47]/([.$D47]+1)*[Sheet1.L47]" office:value-type="float" office:value="0.793235294117647">
            <text:p>0.7932352941</text:p>
          </table:table-cell>
          <table:table-cell table:formula="of:=[.$D47]/([.$D47]+1)*[Sheet1.M47]" office:value-type="float" office:value="0">
            <text:p>0</text:p>
          </table:table-cell>
          <table:table-cell table:formula="of:=1/([.$D47]+1)*[Sheet1.N47]" office:value-type="float" office:value="0.879411764705882">
            <text:p>0.8794117647</text:p>
          </table:table-cell>
          <table:table-cell table:formula="of:=1/([.$D47]+1)*[Sheet1.P47]" office:value-type="float" office:value="0">
            <text:p>0</text:p>
          </table:table-cell>
          <table:table-cell table:formula="of:=1/([.$D47]+1)*[Sheet1.Q47]" office:value-type="float" office:value="0">
            <text:p>0</text:p>
          </table:table-cell>
          <table:table-cell table:formula="of:=1/([.$D47]+1)*[Sheet1.R47]" office:value-type="float" office:value="3.33529411764706">
            <text:p>3.3352941176</text:p>
          </table:table-cell>
          <table:table-cell table:formula="of:=1/([.$D47]+1)*[Sheet1.S47]" office:value-type="float" office:value="0.601470588235294">
            <text:p>0.6014705882</text:p>
          </table:table-cell>
          <table:table-cell table:formula="of:=1/([.$D47]+1)*[Sheet1.T47]" office:value-type="float" office:value="0">
            <text:p>0</text:p>
          </table:table-cell>
          <table:table-cell table:formula="of:=1/([.$D47]+1)*[Sheet1.U47]" office:value-type="float" office:value="0">
            <text:p>0</text:p>
          </table:table-cell>
          <table:table-cell table:formula="of:=1/([.$D47]+1)*[Sheet1.V47]" office:value-type="float" office:value="0">
            <text:p>0</text:p>
          </table:table-cell>
          <table:table-cell table:formula="of:=(1/([.$D47]+1))*([Sheet1.W47]/100)*[$Sheet1.$O47]" office:value-type="float" office:value="1.33511029411765">
            <text:p>1.3351102941</text:p>
          </table:table-cell>
          <table:table-cell table:formula="of:=(1/([.$D47]+1))*([Sheet1.X47]/100)*[$Sheet1.$O47]" office:value-type="float" office:value="0.348117647058823">
            <text:p>0.3481176471</text:p>
          </table:table-cell>
          <table:table-cell table:formula="of:=(1/([.$D47]+1))*([Sheet1.Y47]/100)*[$Sheet1.$O47]" office:value-type="float" office:value="7.89297426470588">
            <text:p>7.8929742647</text:p>
          </table:table-cell>
          <table:table-cell table:formula="of:=(1/([.$D47]+1))*([Sheet1.Z47]/100)*[$Sheet1.$O47]" office:value-type="float" office:value="0.314492647058824">
            <text:p>0.3144926471</text:p>
          </table:table-cell>
          <table:table-cell table:formula="of:=(1/([.$D47]+1))*([Sheet1.AA47]/100)*[$Sheet1.$O47]" office:value-type="float" office:value="0">
            <text:p>0</text:p>
          </table:table-cell>
        </table:table-row>
        <table:table-row table:style-name="ro1">
          <table:table-cell office:value-type="string">
            <text:p>E1-O-II-B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table:number-columns-repeated="22"/>
        </table:table-row>
        <table:table-row table:style-name="ro1">
          <table:table-cell office:value-type="string">
            <text:p>E1-O-II-C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table:number-columns-repeated="22"/>
        </table:table-row>
        <table:table-row table:style-name="ro1">
          <table:table-cell office:value-type="string">
            <text:p>E1-O-II-D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table:number-columns-repeated="22"/>
        </table:table-row>
        <table:table-row table:style-name="ro1">
          <table:table-cell office:value-type="string">
            <text:p>E1-O-II-E</text:p>
          </table:table-cell>
          <table:table-cell office:value-type="string">
            <text:p>II</text:p>
          </table:table-cell>
          <table:table-cell office:value-type="string">
            <text:p>OS</text:p>
          </table:table-cell>
          <table:table-cell office:value-type="float" office:value="5.8">
            <text:p>5.8</text:p>
          </table:table-cell>
          <table:table-cell table:number-columns-repeated="22"/>
        </table:table-row>
        <table:table-row table:style-name="ro1">
          <table:table-cell office:value-type="string">
            <text:p>E1-O-III-A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office:value-type="float" office:value="98">
            <text:p>98</text:p>
          </table:table-cell>
          <table:table-cell table:formula="of:=[.$D52]/([.$D52]+1)*[Sheet1.F52]" office:value-type="float" office:value="5.70976744186047">
            <text:p>5.7097674419</text:p>
          </table:table-cell>
          <table:table-cell table:formula="of:=[.$D52]/([.$D52]+1)*[Sheet1.G52]" office:value-type="float" office:value="25.2411627906977">
            <text:p>25.2411627907</text:p>
          </table:table-cell>
          <table:table-cell table:formula="of:=[.$D52]/([.$D52]+1)*[Sheet1.H52]" office:value-type="float" office:value="5.57162790697674">
            <text:p>5.571627907</text:p>
          </table:table-cell>
          <table:table-cell table:formula="of:=[.$D52]/([.$D52]+1)*[Sheet1.I52]" office:value-type="float" office:value="2.57860465116279">
            <text:p>2.5786046512</text:p>
          </table:table-cell>
          <table:table-cell table:formula="of:=[.$D52]/([.$D52]+1)*[Sheet1.J52]" office:value-type="float" office:value="35.8702325581395">
            <text:p>35.8702325581</text:p>
          </table:table-cell>
          <table:table-cell table:formula="of:=[.$D52]/([.$D52]+1)*[Sheet1.K52]" office:value-type="float" office:value="0">
            <text:p>0</text:p>
          </table:table-cell>
          <table:table-cell table:formula="of:=[.$D52]/([.$D52]+1)*[Sheet1.L52]" office:value-type="float" office:value="0">
            <text:p>0</text:p>
          </table:table-cell>
          <table:table-cell table:formula="of:=[.$D52]/([.$D52]+1)*[Sheet1.M52]" office:value-type="float" office:value="0">
            <text:p>0</text:p>
          </table:table-cell>
          <table:table-cell table:formula="of:=1/([.$D52]+1)*[Sheet1.N52]" office:value-type="float" office:value="0.37906976744186">
            <text:p>0.3790697674</text:p>
          </table:table-cell>
          <table:table-cell table:formula="of:=1/([.$D52]+1)*[Sheet1.P52]" office:value-type="float" office:value="0.476744186046512">
            <text:p>0.476744186</text:p>
          </table:table-cell>
          <table:table-cell table:formula="of:=1/([.$D52]+1)*[Sheet1.Q52]" office:value-type="float" office:value="1.75348837209302">
            <text:p>1.7534883721</text:p>
          </table:table-cell>
          <table:table-cell table:formula="of:=1/([.$D52]+1)*[Sheet1.R52]" office:value-type="float" office:value="0.827906976744186">
            <text:p>0.8279069767</text:p>
          </table:table-cell>
          <table:table-cell table:formula="of:=1/([.$D52]+1)*[Sheet1.S52]" office:value-type="float" office:value="0">
            <text:p>0</text:p>
          </table:table-cell>
          <table:table-cell table:formula="of:=1/([.$D52]+1)*[Sheet1.T52]" office:value-type="float" office:value="0">
            <text:p>0</text:p>
          </table:table-cell>
          <table:table-cell table:formula="of:=1/([.$D52]+1)*[Sheet1.U52]" office:value-type="float" office:value="0">
            <text:p>0</text:p>
          </table:table-cell>
          <table:table-cell table:formula="of:=1/([.$D52]+1)*[Sheet1.V52]" office:value-type="float" office:value="0">
            <text:p>0</text:p>
          </table:table-cell>
          <table:table-cell table:formula="of:=(1/([.$D52]+1))*([Sheet1.W52]/100)*[$Sheet1.$O52]" office:value-type="float" office:value="3.53758186046512">
            <text:p>3.5375818605</text:p>
          </table:table-cell>
          <table:table-cell table:formula="of:=(1/([.$D52]+1))*([Sheet1.X52]/100)*[$Sheet1.$O52]" office:value-type="float" office:value="0.57507488372093">
            <text:p>0.5750748837</text:p>
          </table:table-cell>
          <table:table-cell table:formula="of:=(1/([.$D52]+1))*([Sheet1.Y52]/100)*[$Sheet1.$O52]" office:value-type="float" office:value="12.6497111627907">
            <text:p>12.6497111628</text:p>
          </table:table-cell>
          <table:table-cell table:formula="of:=(1/([.$D52]+1))*([Sheet1.Z52]/100)*[$Sheet1.$O52]" office:value-type="float" office:value="2.60042279069767">
            <text:p>2.6004227907</text:p>
          </table:table-cell>
          <table:table-cell table:formula="of:=(1/([.$D52]+1))*([Sheet1.AA52]/100)*[$Sheet1.$O52]" office:value-type="float" office:value="0">
            <text:p>0</text:p>
          </table:table-cell>
        </table:table-row>
        <table:table-row table:style-name="ro1">
          <table:table-cell office:value-type="string">
            <text:p>E1-O-III-B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table:number-columns-repeated="22"/>
        </table:table-row>
        <table:table-row table:style-name="ro1">
          <table:table-cell office:value-type="string">
            <text:p>E1-O-III-C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table:number-columns-repeated="22"/>
        </table:table-row>
        <table:table-row table:style-name="ro1">
          <table:table-cell office:value-type="string">
            <text:p>E1-O-III-D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table:number-columns-repeated="22"/>
        </table:table-row>
        <table:table-row table:style-name="ro1">
          <table:table-cell office:value-type="string">
            <text:p>E1-O-III-E</text:p>
          </table:table-cell>
          <table:table-cell office:value-type="string">
            <text:p>III</text:p>
          </table:table-cell>
          <table:table-cell office:value-type="string">
            <text:p>OS</text:p>
          </table:table-cell>
          <table:table-cell office:value-type="float" office:value="3.3">
            <text:p>3.3</text:p>
          </table:table-cell>
          <table:table-cell table:number-columns-repeated="22"/>
        </table:table-row>
        <table:table-row table:style-name="ro1">
          <table:table-cell office:value-type="string">
            <text:p>E1-O-IV-B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office:value-type="float" office:value="134">
            <text:p>134</text:p>
          </table:table-cell>
          <table:table-cell table:formula="of:=[.$D57]/([.$D57]+1)*[Sheet1.F57]" office:value-type="float" office:value="6.07730160570402">
            <text:p>6.0773016057</text:p>
          </table:table-cell>
          <table:table-cell table:formula="of:=[.$D57]/([.$D57]+1)*[Sheet1.G57]" office:value-type="float" office:value="16.573879195409">
            <text:p>16.5738791954</text:p>
          </table:table-cell>
          <table:table-cell table:formula="of:=[.$D57]/([.$D57]+1)*[Sheet1.H57]" office:value-type="float" office:value="10.5157086545708">
            <text:p>10.5157086546</text:p>
          </table:table-cell>
          <table:table-cell table:formula="of:=[.$D57]/([.$D57]+1)*[Sheet1.I57]" office:value-type="float" office:value="0.943799200046374">
            <text:p>0.9437992</text:p>
          </table:table-cell>
          <table:table-cell table:formula="of:=[.$D57]/([.$D57]+1)*[Sheet1.J57]" office:value-type="float" office:value="27.8930925743435">
            <text:p>27.8930925743</text:p>
          </table:table-cell>
          <table:table-cell table:formula="of:=[.$D57]/([.$D57]+1)*[Sheet1.K57]" office:value-type="float" office:value="0.803504724363805">
            <text:p>0.8035047244</text:p>
          </table:table-cell>
          <table:table-cell table:formula="of:=[.$D57]/([.$D57]+1)*[Sheet1.L57]" office:value-type="float" office:value="0.726980464900585">
            <text:p>0.7269804649</text:p>
          </table:table-cell>
          <table:table-cell table:formula="of:=[.$D57]/([.$D57]+1)*[Sheet1.M57]" office:value-type="float" office:value="0.242326821633528">
            <text:p>0.2423268216</text:p>
          </table:table-cell>
          <table:table-cell table:formula="of:=1/([.$D57]+1)*[Sheet1.N57]" office:value-type="float" office:value="0.576053562112341">
            <text:p>0.5760535621</text:p>
          </table:table-cell>
          <table:table-cell table:formula="of:=1/([.$D57]+1)*[Sheet1.P57]" office:value-type="float" office:value="1.29340328096922">
            <text:p>1.293403281</text:p>
          </table:table-cell>
          <table:table-cell table:formula="of:=1/([.$D57]+1)*[Sheet1.Q57]" office:value-type="float" office:value="13.202133209669">
            <text:p>13.2021332097</text:p>
          </table:table-cell>
          <table:table-cell table:formula="of:=1/([.$D57]+1)*[Sheet1.R57]" office:value-type="float" office:value="0.626775259405252">
            <text:p>0.6267752594</text:p>
          </table:table-cell>
          <table:table-cell table:formula="of:=1/([.$D57]+1)*[Sheet1.S57]" office:value-type="float" office:value="1.18833690800533">
            <text:p>1.188336908</text:p>
          </table:table-cell>
          <table:table-cell table:formula="of:=1/([.$D57]+1)*[Sheet1.T57]" office:value-type="float" office:value="0.206509767549707">
            <text:p>0.2065097675</text:p>
          </table:table-cell>
          <table:table-cell table:formula="of:=1/([.$D57]+1)*[Sheet1.U57]" office:value-type="float" office:value="0">
            <text:p>0</text:p>
          </table:table-cell>
          <table:table-cell table:formula="of:=1/([.$D57]+1)*[Sheet1.V57]" office:value-type="float" office:value="0">
            <text:p>0</text:p>
          </table:table-cell>
          <table:table-cell table:formula="of:=(1/([.$D57]+1))*([Sheet1.W57]/100)*[$Sheet1.$O57]" office:value-type="float" office:value="9.25618442409136">
            <text:p>9.2561844241</text:p>
          </table:table-cell>
          <table:table-cell table:formula="of:=(1/([.$D57]+1))*([Sheet1.X57]/100)*[$Sheet1.$O57]" office:value-type="float" office:value="4.60061735551562">
            <text:p>4.6006173555</text:p>
          </table:table-cell>
          <table:table-cell table:formula="of:=(1/([.$D57]+1))*([Sheet1.Y57]/100)*[$Sheet1.$O57]" office:value-type="float" office:value="4.38650295635036">
            <text:p>4.3865029564</text:p>
          </table:table-cell>
          <table:table-cell table:formula="of:=(1/([.$D57]+1))*([Sheet1.Z57]/100)*[$Sheet1.$O57]" office:value-type="float" office:value="0.704872181322822">
            <text:p>0.7048721813</text:p>
          </table:table-cell>
          <table:table-cell table:formula="of:=(1/([.$D57]+1))*([Sheet1.AA57]/100)*[$Sheet1.$O57]" office:value-type="float" office:value="0">
            <text:p>0</text:p>
          </table:table-cell>
        </table:table-row>
        <table:table-row table:style-name="ro1">
          <table:table-cell office:value-type="string">
            <text:p>E1-O-IV-C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table:number-columns-repeated="22"/>
        </table:table-row>
        <table:table-row table:style-name="ro1">
          <table:table-cell office:value-type="string">
            <text:p>E1-O-IV-D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table:number-columns-repeated="22"/>
        </table:table-row>
        <table:table-row table:style-name="ro1">
          <table:table-cell office:value-type="string">
            <text:p>E1-O-IV-E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table:number-columns-repeated="22"/>
        </table:table-row>
        <table:table-row table:style-name="ro1">
          <table:table-cell office:value-type="string">
            <text:p>E1-O-IV-F</text:p>
          </table:table-cell>
          <table:table-cell office:value-type="string">
            <text:p>IV</text:p>
          </table:table-cell>
          <table:table-cell office:value-type="string">
            <text:p>OS</text:p>
          </table:table-cell>
          <table:table-cell office:value-type="float" office:value="1.76016">
            <text:p>1.76016</text:p>
          </table:table-cell>
          <table:table-cell table:number-columns-repeated="22"/>
        </table:table-row>
        <table:table-row table:style-name="ro1">
          <table:table-cell office:value-type="string">
            <text:p>E1-S-I-A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table:number-columns-repeated="22"/>
        </table:table-row>
        <table:table-row table:style-name="ro1">
          <table:table-cell office:value-type="string">
            <text:p>E1-S-I-B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office:value-type="float" office:value="144">
            <text:p>144</text:p>
          </table:table-cell>
          <table:table-cell table:formula="of:=[.$D63]/([.$D63]+1)*[Sheet1.F63]" office:value-type="float" office:value="12.3770992366412">
            <text:p>12.3770992366</text:p>
          </table:table-cell>
          <table:table-cell table:formula="of:=[.$D63]/([.$D63]+1)*[Sheet1.G63]" office:value-type="float" office:value="19.9788549618321">
            <text:p>19.9788549618</text:p>
          </table:table-cell>
          <table:table-cell table:formula="of:=[.$D63]/([.$D63]+1)*[Sheet1.H63]" office:value-type="float" office:value="4.56290076335878">
            <text:p>4.5629007634</text:p>
          </table:table-cell>
          <table:table-cell table:formula="of:=[.$D63]/([.$D63]+1)*[Sheet1.I63]" office:value-type="float" office:value="2.2075572519084">
            <text:p>2.2075572519</text:p>
          </table:table-cell>
          <table:table-cell table:formula="of:=[.$D63]/([.$D63]+1)*[Sheet1.J63]" office:value-type="float" office:value="50.7368702290076">
            <text:p>50.736870229</text:p>
          </table:table-cell>
          <table:table-cell table:formula="of:=[.$D63]/([.$D63]+1)*[Sheet1.K63]" office:value-type="float" office:value="1.09916030534351">
            <text:p>1.0991603053</text:p>
          </table:table-cell>
          <table:table-cell table:formula="of:=[.$D63]/([.$D63]+1)*[Sheet1.L63]" office:value-type="float" office:value="0.38793893129771">
            <text:p>0.3879389313</text:p>
          </table:table-cell>
          <table:table-cell table:formula="of:=[.$D63]/([.$D63]+1)*[Sheet1.M63]" office:value-type="float" office:value="1.01603053435115">
            <text:p>1.0160305344</text:p>
          </table:table-cell>
          <table:table-cell table:formula="of:=1/([.$D63]+1)*[Sheet1.N63]" office:value-type="float" office:value="0.36030534351145">
            <text:p>0.3603053435</text:p>
          </table:table-cell>
          <table:table-cell table:formula="of:=1/([.$D63]+1)*[Sheet1.P63]" office:value-type="float" office:value="0">
            <text:p>0</text:p>
          </table:table-cell>
          <table:table-cell table:formula="of:=1/([.$D63]+1)*[Sheet1.Q63]" office:value-type="float" office:value="0">
            <text:p>0</text:p>
          </table:table-cell>
          <table:table-cell table:formula="of:=1/([.$D63]+1)*[Sheet1.R63]" office:value-type="float" office:value="1.36870229007634">
            <text:p>1.3687022901</text:p>
          </table:table-cell>
          <table:table-cell table:formula="of:=1/([.$D63]+1)*[Sheet1.S63]" office:value-type="float" office:value="0.306870229007634">
            <text:p>0.306870229</text:p>
          </table:table-cell>
          <table:table-cell table:formula="of:=1/([.$D63]+1)*[Sheet1.T63]" office:value-type="float" office:value="0">
            <text:p>0</text:p>
          </table:table-cell>
          <table:table-cell table:formula="of:=1/([.$D63]+1)*[Sheet1.U63]" office:value-type="float" office:value="0">
            <text:p>0</text:p>
          </table:table-cell>
          <table:table-cell table:formula="of:=1/([.$D63]+1)*[Sheet1.V63]" office:value-type="float" office:value="0">
            <text:p>0</text:p>
          </table:table-cell>
          <table:table-cell table:formula="of:=(1/([.$D63]+1))*([Sheet1.W63]/100)*[$Sheet1.$O63]" office:value-type="float" office:value="0.603992900763359">
            <text:p>0.6039929008</text:p>
          </table:table-cell>
          <table:table-cell table:formula="of:=(1/([.$D63]+1))*([Sheet1.X63]/100)*[$Sheet1.$O63]" office:value-type="float" office:value="1.36640099236641">
            <text:p>1.3664009924</text:p>
          </table:table-cell>
          <table:table-cell table:formula="of:=(1/([.$D63]+1))*([Sheet1.Y63]/100)*[$Sheet1.$O63]" office:value-type="float" office:value="2.36559221374046">
            <text:p>2.3655922137</text:p>
          </table:table-cell>
          <table:table-cell table:formula="of:=(1/([.$D63]+1))*([Sheet1.Z63]/100)*[$Sheet1.$O63]" office:value-type="float" office:value="1.26172381679389">
            <text:p>1.2617238168</text:p>
          </table:table-cell>
          <table:table-cell table:formula="of:=(1/([.$D63]+1))*([Sheet1.AA63]/100)*[$Sheet1.$O63]" office:value-type="float" office:value="0">
            <text:p>0</text:p>
          </table:table-cell>
        </table:table-row>
        <table:table-row table:style-name="ro1">
          <table:table-cell office:value-type="string">
            <text:p>E1-S-I-C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table:number-columns-repeated="22"/>
        </table:table-row>
        <table:table-row table:style-name="ro1">
          <table:table-cell office:value-type="string">
            <text:p>E1-S-I-D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table:number-columns-repeated="22"/>
        </table:table-row>
        <table:table-row table:style-name="ro1">
          <table:table-cell office:value-type="string">
            <text:p>E1-S-I-E</text:p>
          </table:table-cell>
          <table:table-cell office:value-type="string">
            <text:p>I</text:p>
          </table:table-cell>
          <table:table-cell office:value-type="string">
            <text:p>SW</text:p>
          </table:table-cell>
          <table:table-cell office:value-type="float" office:value="12.1">
            <text:p>12.1</text:p>
          </table:table-cell>
          <table:table-cell table:number-columns-repeated="22"/>
        </table:table-row>
        <table:table-row table:style-name="ro1">
          <table:table-cell office:value-type="string">
            <text:p>E1-S-II-A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office:value-type="float" office:value="148">
            <text:p>148</text:p>
          </table:table-cell>
          <table:table-cell table:formula="of:=[.$D67]/([.$D67]+1)*[Sheet1.F67]" office:value-type="float" office:value="11.4884848484848">
            <text:p>11.4884848485</text:p>
          </table:table-cell>
          <table:table-cell table:formula="of:=[.$D67]/([.$D67]+1)*[Sheet1.G67]" office:value-type="float" office:value="29.4848484848485">
            <text:p>29.4848484848</text:p>
          </table:table-cell>
          <table:table-cell table:formula="of:=[.$D67]/([.$D67]+1)*[Sheet1.H67]" office:value-type="float" office:value="5.70181818181818">
            <text:p>5.7018181818</text:p>
          </table:table-cell>
          <table:table-cell table:formula="of:=[.$D67]/([.$D67]+1)*[Sheet1.I67]" office:value-type="float" office:value="2.87636363636364">
            <text:p>2.8763636364</text:p>
          </table:table-cell>
          <table:table-cell table:formula="of:=[.$D67]/([.$D67]+1)*[Sheet1.J67]" office:value-type="float" office:value="33.6424242424242">
            <text:p>33.6424242424</text:p>
          </table:table-cell>
          <table:table-cell table:formula="of:=[.$D67]/([.$D67]+1)*[Sheet1.K67]" office:value-type="float" office:value="0.72969696969697">
            <text:p>0.7296969697</text:p>
          </table:table-cell>
          <table:table-cell table:formula="of:=[.$D67]/([.$D67]+1)*[Sheet1.L67]" office:value-type="float" office:value="0.653333333333333">
            <text:p>0.6533333333</text:p>
          </table:table-cell>
          <table:table-cell table:formula="of:=[.$D67]/([.$D67]+1)*[Sheet1.M67]" office:value-type="float" office:value="0.271515151515152">
            <text:p>0.2715151515</text:p>
          </table:table-cell>
          <table:table-cell table:formula="of:=1/([.$D67]+1)*[Sheet1.N67]" office:value-type="float" office:value="0.822727272727273">
            <text:p>0.8227272727</text:p>
          </table:table-cell>
          <table:table-cell table:formula="of:=1/([.$D67]+1)*[Sheet1.P67]" office:value-type="float" office:value="0">
            <text:p>0</text:p>
          </table:table-cell>
          <table:table-cell table:formula="of:=1/([.$D67]+1)*[Sheet1.Q67]" office:value-type="float" office:value="0.777272727272727">
            <text:p>0.7772727273</text:p>
          </table:table-cell>
          <table:table-cell table:formula="of:=1/([.$D67]+1)*[Sheet1.R67]" office:value-type="float" office:value="0">
            <text:p>0</text:p>
          </table:table-cell>
          <table:table-cell table:formula="of:=1/([.$D67]+1)*[Sheet1.S67]" office:value-type="float" office:value="0.437878787878788">
            <text:p>0.4378787879</text:p>
          </table:table-cell>
          <table:table-cell table:formula="of:=1/([.$D67]+1)*[Sheet1.T67]" office:value-type="float" office:value="0">
            <text:p>0</text:p>
          </table:table-cell>
          <table:table-cell table:formula="of:=1/([.$D67]+1)*[Sheet1.U67]" office:value-type="float" office:value="0">
            <text:p>0</text:p>
          </table:table-cell>
          <table:table-cell table:formula="of:=1/([.$D67]+1)*[Sheet1.V67]" office:value-type="float" office:value="0">
            <text:p>0</text:p>
          </table:table-cell>
          <table:table-cell table:formula="of:=(1/([.$D67]+1))*([Sheet1.W67]/100)*[$Sheet1.$O67]" office:value-type="float" office:value="0.802554545454546">
            <text:p>0.8025545455</text:p>
          </table:table-cell>
          <table:table-cell table:formula="of:=(1/([.$D67]+1))*([Sheet1.X67]/100)*[$Sheet1.$O67]" office:value-type="float" office:value="2.89155681818182">
            <text:p>2.8915568182</text:p>
          </table:table-cell>
          <table:table-cell table:formula="of:=(1/([.$D67]+1))*([Sheet1.Y67]/100)*[$Sheet1.$O67]" office:value-type="float" office:value="9.419525">
            <text:p>9.419525</text:p>
          </table:table-cell>
          <table:table-cell table:formula="of:=(1/([.$D67]+1))*([Sheet1.Z67]/100)*[$Sheet1.$O67]" office:value-type="float" office:value="0">
            <text:p>0</text:p>
          </table:table-cell>
          <table:table-cell table:formula="of:=(1/([.$D67]+1))*([Sheet1.AA67]/100)*[$Sheet1.$O67]" office:value-type="float" office:value="0">
            <text:p>0</text:p>
          </table:table-cell>
        </table:table-row>
        <table:table-row table:style-name="ro1">
          <table:table-cell office:value-type="string">
            <text:p>E1-S-II-B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table:number-columns-repeated="22"/>
        </table:table-row>
        <table:table-row table:style-name="ro1">
          <table:table-cell office:value-type="string">
            <text:p>E1-S-II-C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table:number-columns-repeated="22"/>
        </table:table-row>
        <table:table-row table:style-name="ro1">
          <table:table-cell office:value-type="string">
            <text:p>E1-S-II-D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table:number-columns-repeated="22"/>
        </table:table-row>
        <table:table-row table:style-name="ro1">
          <table:table-cell office:value-type="string">
            <text:p>E1-S-II-E</text:p>
          </table:table-cell>
          <table:table-cell office:value-type="string">
            <text:p>II</text:p>
          </table:table-cell>
          <table:table-cell office:value-type="string">
            <text:p>SW</text:p>
          </table:table-cell>
          <table:table-cell office:value-type="float" office:value="5.6">
            <text:p>5.6</text:p>
          </table:table-cell>
          <table:table-cell table:number-columns-repeated="22"/>
        </table:table-row>
        <table:table-row table:style-name="ro1">
          <table:table-cell office:value-type="string">
            <text:p>E1-S-III-A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office:value-type="float" office:value="154">
            <text:p>154</text:p>
          </table:table-cell>
          <table:table-cell table:formula="of:=[.$D72]/([.$D72]+1)*[Sheet1.F72]" office:value-type="float" office:value="9.42740740740741">
            <text:p>9.4274074074</text:p>
          </table:table-cell>
          <table:table-cell table:formula="of:=[.$D72]/([.$D72]+1)*[Sheet1.G72]" office:value-type="float" office:value="35.3303703703704">
            <text:p>35.3303703704</text:p>
          </table:table-cell>
          <table:table-cell table:formula="of:=[.$D72]/([.$D72]+1)*[Sheet1.H72]" office:value-type="float" office:value="3.35703703703704">
            <text:p>3.357037037</text:p>
          </table:table-cell>
          <table:table-cell table:formula="of:=[.$D72]/([.$D72]+1)*[Sheet1.I72]" office:value-type="float" office:value="0.88">
            <text:p>0.88</text:p>
          </table:table-cell>
          <table:table-cell table:formula="of:=[.$D72]/([.$D72]+1)*[Sheet1.J72]" office:value-type="float" office:value="30.742962962963">
            <text:p>30.742962963</text:p>
          </table:table-cell>
          <table:table-cell table:formula="of:=[.$D72]/([.$D72]+1)*[Sheet1.K72]" office:value-type="float" office:value="0.342222222222222">
            <text:p>0.3422222222</text:p>
          </table:table-cell>
          <table:table-cell table:formula="of:=[.$D72]/([.$D72]+1)*[Sheet1.L72]" office:value-type="float" office:value="0.22">
            <text:p>0.22</text:p>
          </table:table-cell>
          <table:table-cell table:formula="of:=[.$D72]/([.$D72]+1)*[Sheet1.M72]" office:value-type="float" office:value="0">
            <text:p>0</text:p>
          </table:table-cell>
          <table:table-cell table:formula="of:=1/([.$D72]+1)*[Sheet1.N72]" office:value-type="float" office:value="0.324074074074074">
            <text:p>0.3240740741</text:p>
          </table:table-cell>
          <table:table-cell table:formula="of:=1/([.$D72]+1)*[Sheet1.P72]" office:value-type="float" office:value="0">
            <text:p>0</text:p>
          </table:table-cell>
          <table:table-cell table:formula="of:=1/([.$D72]+1)*[Sheet1.Q72]" office:value-type="float" office:value="0.462962962962963">
            <text:p>0.462962963</text:p>
          </table:table-cell>
          <table:table-cell table:formula="of:=1/([.$D72]+1)*[Sheet1.R72]" office:value-type="float" office:value="0">
            <text:p>0</text:p>
          </table:table-cell>
          <table:table-cell table:formula="of:=1/([.$D72]+1)*[Sheet1.S72]" office:value-type="float" office:value="0.568518518518518">
            <text:p>0.5685185185</text:p>
          </table:table-cell>
          <table:table-cell table:formula="of:=1/([.$D72]+1)*[Sheet1.T72]" office:value-type="float" office:value="0">
            <text:p>0</text:p>
          </table:table-cell>
          <table:table-cell table:formula="of:=1/([.$D72]+1)*[Sheet1.U72]" office:value-type="float" office:value="0">
            <text:p>0</text:p>
          </table:table-cell>
          <table:table-cell table:formula="of:=1/([.$D72]+1)*[Sheet1.V72]" office:value-type="float" office:value="0">
            <text:p>0</text:p>
          </table:table-cell>
          <table:table-cell table:formula="of:=(1/([.$D72]+1))*([Sheet1.W72]/100)*[$Sheet1.$O72]" office:value-type="float" office:value="2.24864444444444">
            <text:p>2.2486444444</text:p>
          </table:table-cell>
          <table:table-cell table:formula="of:=(1/([.$D72]+1))*([Sheet1.X72]/100)*[$Sheet1.$O72]" office:value-type="float" office:value="2.78525277777778">
            <text:p>2.7852527778</text:p>
          </table:table-cell>
          <table:table-cell table:formula="of:=(1/([.$D72]+1))*([Sheet1.Y72]/100)*[$Sheet1.$O72]" office:value-type="float" office:value="11.1171618518519">
            <text:p>11.1171618519</text:p>
          </table:table-cell>
          <table:table-cell table:formula="of:=(1/([.$D72]+1))*([Sheet1.Z72]/100)*[$Sheet1.$O72]" office:value-type="float" office:value="0">
            <text:p>0</text:p>
          </table:table-cell>
          <table:table-cell table:formula="of:=(1/([.$D72]+1))*([Sheet1.AA72]/100)*[$Sheet1.$O72]" office:value-type="float" office:value="0.882422592592592">
            <text:p>0.8824225926</text:p>
          </table:table-cell>
        </table:table-row>
        <table:table-row table:style-name="ro1">
          <table:table-cell office:value-type="string">
            <text:p>E1-S-III-B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table:number-columns-repeated="22"/>
        </table:table-row>
        <table:table-row table:style-name="ro1">
          <table:table-cell office:value-type="string">
            <text:p>E1-S-III-C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table:number-columns-repeated="22"/>
        </table:table-row>
        <table:table-row table:style-name="ro1">
          <table:table-cell office:value-type="string">
            <text:p>E1-S-III-D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table:number-columns-repeated="22"/>
        </table:table-row>
        <table:table-row table:style-name="ro1">
          <table:table-cell office:value-type="string">
            <text:p>E1-S-III-E</text:p>
          </table:table-cell>
          <table:table-cell office:value-type="string">
            <text:p>III</text:p>
          </table:table-cell>
          <table:table-cell office:value-type="string">
            <text:p>SW</text:p>
          </table:table-cell>
          <table:table-cell office:value-type="float" office:value="4.4">
            <text:p>4.4</text:p>
          </table:table-cell>
          <table:table-cell table:number-columns-repeated="22"/>
        </table:table-row>
        <table:table-row table:style-name="ro1">
          <table:table-cell office:value-type="string">
            <text:p>E1-S-IV-B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office:value-type="float" office:value="191">
            <text:p>191</text:p>
          </table:table-cell>
          <table:table-cell table:formula="of:=[.$D77]/([.$D77]+1)*[Sheet1.F77]" office:value-type="float" office:value="13.0999887257466">
            <text:p>13.0999887257</text:p>
          </table:table-cell>
          <table:table-cell table:formula="of:=[.$D77]/([.$D77]+1)*[Sheet1.G77]" office:value-type="float" office:value="19.4398819751231">
            <text:p>19.4398819751</text:p>
          </table:table-cell>
          <table:table-cell table:formula="of:=[.$D77]/([.$D77]+1)*[Sheet1.H77]" office:value-type="float" office:value="15.1715119851359">
            <text:p>15.1715119851</text:p>
          </table:table-cell>
          <table:table-cell table:formula="of:=[.$D77]/([.$D77]+1)*[Sheet1.I77]" office:value-type="float" office:value="0.589757511569907">
            <text:p>0.5897575116</text:p>
          </table:table-cell>
          <table:table-cell table:formula="of:=[.$D77]/([.$D77]+1)*[Sheet1.J77]" office:value-type="float" office:value="22.4181574085511">
            <text:p>22.4181574086</text:p>
          </table:table-cell>
          <table:table-cell table:formula="of:=[.$D77]/([.$D77]+1)*[Sheet1.K77]" office:value-type="float" office:value="0.833032485092494">
            <text:p>0.8330324851</text:p>
          </table:table-cell>
          <table:table-cell table:formula="of:=[.$D77]/([.$D77]+1)*[Sheet1.L77]" office:value-type="float" office:value="2.01254750823231">
            <text:p>2.0125475082</text:p>
          </table:table-cell>
          <table:table-cell table:formula="of:=[.$D77]/([.$D77]+1)*[Sheet1.M77]" office:value-type="float" office:value="0">
            <text:p>0</text:p>
          </table:table-cell>
          <table:table-cell table:formula="of:=1/([.$D77]+1)*[Sheet1.N77]" office:value-type="float" office:value="0">
            <text:p>0</text:p>
          </table:table-cell>
          <table:table-cell table:formula="of:=1/([.$D77]+1)*[Sheet1.P77]" office:value-type="float" office:value="3.84480950716533">
            <text:p>3.8448095072</text:p>
          </table:table-cell>
          <table:table-cell table:formula="of:=1/([.$D77]+1)*[Sheet1.Q77]" office:value-type="float" office:value="2.69635991411594">
            <text:p>2.6963599141</text:p>
          </table:table-cell>
          <table:table-cell table:formula="of:=1/([.$D77]+1)*[Sheet1.R77]" office:value-type="float" office:value="0.402088759122553">
            <text:p>0.4020887591</text:p>
          </table:table-cell>
          <table:table-cell table:formula="of:=1/([.$D77]+1)*[Sheet1.S77]" office:value-type="float" office:value="0">
            <text:p>0</text:p>
          </table:table-cell>
          <table:table-cell table:formula="of:=1/([.$D77]+1)*[Sheet1.T77]" office:value-type="float" office:value="0">
            <text:p>0</text:p>
          </table:table-cell>
          <table:table-cell table:formula="of:=1/([.$D77]+1)*[Sheet1.U77]" office:value-type="float" office:value="0">
            <text:p>0</text:p>
          </table:table-cell>
          <table:table-cell table:formula="of:=1/([.$D77]+1)*[Sheet1.V77]" office:value-type="float" office:value="0">
            <text:p>0</text:p>
          </table:table-cell>
          <table:table-cell table:formula="of:=(1/([.$D77]+1))*([Sheet1.W77]/100)*[$Sheet1.$O77]" office:value-type="float" office:value="7.62163027281591">
            <text:p>7.6216302728</text:p>
          </table:table-cell>
          <table:table-cell table:formula="of:=(1/([.$D77]+1))*([Sheet1.X77]/100)*[$Sheet1.$O77]" office:value-type="float" office:value="4.50492098824482">
            <text:p>4.5049209882</text:p>
          </table:table-cell>
          <table:table-cell table:formula="of:=(1/([.$D77]+1))*([Sheet1.Y77]/100)*[$Sheet1.$O77]" office:value-type="float" office:value="5.72685663827517">
            <text:p>5.7268566383</text:p>
          </table:table-cell>
          <table:table-cell table:formula="of:=(1/([.$D77]+1))*([Sheet1.Z77]/100)*[$Sheet1.$O77]" office:value-type="float" office:value="1.48101694291654">
            <text:p>1.4810169429</text:p>
          </table:table-cell>
          <table:table-cell table:formula="of:=(1/([.$D77]+1))*([Sheet1.AA77]/100)*[$Sheet1.$O77]" office:value-type="float" office:value="0">
            <text:p>0</text:p>
          </table:table-cell>
        </table:table-row>
        <table:table-row table:style-name="ro1">
          <table:table-cell office:value-type="string">
            <text:p>E1-S-IV-C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table:number-columns-repeated="22"/>
        </table:table-row>
        <table:table-row table:style-name="ro1">
          <table:table-cell office:value-type="string">
            <text:p>E1-S-IV-D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table:number-columns-repeated="22"/>
        </table:table-row>
        <table:table-row table:style-name="ro1">
          <table:table-cell office:value-type="string">
            <text:p>E1-S-IV-E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table:number-columns-repeated="22"/>
        </table:table-row>
        <table:table-row table:style-name="ro1">
          <table:table-cell office:value-type="string">
            <text:p>E1-S-IV-F</text:p>
          </table:table-cell>
          <table:table-cell office:value-type="string">
            <text:p>IV</text:p>
          </table:table-cell>
          <table:table-cell office:value-type="string">
            <text:p>SW</text:p>
          </table:table-cell>
          <table:table-cell office:value-type="float" office:value="2.80513">
            <text:p>2.80513</text:p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1/04/2012</text:date>, <text:time>18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4T18:13:06</dc:date>
    <dc:creator>Lukas Kohl</dc:creator>
    <meta:generator>LibreOffice/3.4$Linux LibreOffice_project/340m1$Build-402</meta:generator>
    <meta:editing-duration>PT17M50S</meta:editing-duration>
    <meta:editing-cycles>6</meta:editing-cycles>
    <meta:document-statistic meta:table-count="2" meta:cell-count="1413" meta:object-count="0"/>
  </office:meta>
</office:document-meta>
</file>